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004cm" style:rel-column-width="11580*"/>
    </style:style>
    <style:style style:name="Tableau1.B" style:family="table-column">
      <style:table-column-properties style:column-width="4.193cm" style:rel-column-width="16161*"/>
    </style:style>
    <style:style style:name="Tableau1.C" style:family="table-column">
      <style:table-column-properties style:column-width="4.096cm" style:rel-column-width="15787*"/>
    </style:style>
    <style:style style:name="Tableau1.D" style:family="table-column">
      <style:table-column-properties style:column-width="5.708cm" style:rel-column-width="22007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D2" style:family="table-cell">
      <style:table-cell-properties fo:padding="0.097cm" fo:border-left="0.5pt solid #000000" fo:border-right="0.5pt solid #000000" fo:border-top="none" fo:border-bottom="0.5pt solid #000000"/>
    </style:style>
    <style:style style:name="Tableau1.8" style:family="table-row">
      <style:table-row-properties style:min-row-height="0.196cm"/>
    </style:style>
    <style:style style:name="Tableau1.10" style:family="table-row">
      <style:table-row-properties style:min-row-height="0.773cm"/>
    </style:style>
    <style:style style:name="P1" style:family="paragraph" style:parent-style-name="Standard">
      <style:text-properties officeooo:rsid="0004d2a1" officeooo:paragraph-rsid="0004d2a1"/>
    </style:style>
    <style:style style:name="P2" style:family="paragraph" style:parent-style-name="Standard">
      <style:paragraph-properties fo:text-align="center" style:justify-single-word="false"/>
      <style:text-properties officeooo:rsid="0004d2a1" officeooo:paragraph-rsid="0004d2a1"/>
    </style:style>
    <style:style style:name="P3" style:family="paragraph" style:parent-style-name="Table_20_Contents">
      <style:paragraph-properties fo:text-align="center" style:justify-single-word="false"/>
      <style:text-properties officeooo:rsid="0004d2a1" officeooo:paragraph-rsid="0004d2a1"/>
    </style:style>
    <style:style style:name="P4" style:family="paragraph" style:parent-style-name="Standard">
      <style:text-properties officeooo:paragraph-rsid="0004d2a1"/>
    </style:style>
    <style:style style:name="P5" style:family="paragraph" style:parent-style-name="Standard">
      <style:text-properties officeooo:paragraph-rsid="0006b1fa"/>
    </style:style>
    <style:style style:name="P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00ff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ff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table:number-columns-spanned="2" office:value-type="string">
            <text:p text:style-name="P2">Dérivées de fonctions usuelles</text:p>
          </table:table-cell>
          <table:covered-table-cell/>
          <table:table-cell table:style-name="Tableau1.C1" table:number-columns-spanned="2" office:value-type="string">
            <text:p text:style-name="P3">Opérations sur les dérivées</text:p>
          </table:table-cell>
          <table:covered-table-cell/>
        </table:table-row>
        <table:table-row>
          <table:table-cell table:style-name="Tableau1.A2" office:value-type="string">
            <text:p text:style-name="Table_20_Contents"><draw:g text:anchor-type="as-char" svg:y="-0.314cm" draw:z-index="0" draw:name="Forme1" draw:style-name="gr9"><svg:title>TexMaths</svg:title><svg:desc>12§display§f(x)=§svg§600§FALSE§</svg:desc><draw:g draw:style-name="gr2"><draw:path draw:style-name="gr10" draw:text-style-name="P6" svg:width="1.195cm" svg:height="0.375cm" svg:x="-0.001cm" svg:y="0.022cm" svg:viewBox="0 0 1196 376" svg:d="M0 0c398 0 798 0 1196 0 0 125 0 251 0 376-398 0-798 0-1196 0 0-125 0-251 0-376z"><text:p/></draw:path><draw:path draw:style-name="gr12" draw:text-style-name="P8" svg:width="0.209cm" svg:height="0.38cm" svg:x="0cm" svg:y="0.019cm" svg:viewBox="0 0 210 381" svg:d="M132 129c12 0 24 0 36 0 8 0 13-2 13-10 0-4-5-4-12-4-12 0-23 0-35 0 3-16 6-32 9-48 2-9 8-38 11-44 3-7 10-15 19-15 2 0 13 0 20 9-18 1-23 15-23 23 0 9 9 14 16 14 12 0 24-10 24-25 0-19-19-29-37-29-15 0-41 7-53 49-2 9-4 14-14 66-10 0-20 0-29 0s-13 0-13 8c0 4 3 6 12 6s18 0 27 0c-11 55-20 109-31 164-7 41-14 80-37 80-1 0-12 0-19-9 19-1 22-15 22-23 0-9-7-14-15-14-11 0-23 10-23 25 0 19 18 29 35 29 24 0 41-24 48-41 13-26 23-77 24-80 8-44 17-88 25-131z"><text:p/></draw:path><draw:path draw:style-name="gr12" draw:text-style-name="P8" svg:width="0.097cm" svg:height="0.419cm" svg:x="0.27cm" svg:y="0cm" svg:viewBox="0 0 98 420" svg:d="M98 415c0-2 0-2-7-9-53-53-66-132-66-196 0-73 16-146 67-199 6-5 6-5 6-7 0-3-2-4-4-4-4 0-42 29-66 82-22 47-28 93-28 128 0 32 5 83 29 130 25 52 61 80 65 80 2 0 4-2 4-5z"><text:p/></draw:path><draw:path draw:style-name="gr12" draw:text-style-name="P8" svg:width="0.209cm" svg:height="0.189cm" svg:x="0.404cm" svg:y="0.13cm" svg:viewBox="0 0 210 190" svg:d="M128 59c4-11 14-51 42-51 3 0 12 0 22 6-12 3-20 14-20 23 0 7 4 15 15 15 10 0 23-8 23-24 0-22-25-28-38-28-26 0-40 22-45 31-11-27-33-31-45-31-45 0-69 54-69 65 0 4 4 2 5 4 4 0 5-2 6-5 14-45 42-56 56-56 9 0 23 5 23 29 0 13-7 41-23 100-7 26-21 45-39 45-3 0-12 0-22-7 11-2 21-10 21-22 0-11-10-15-16-15-13 0-24 11-24 24 0 20 22 28 40 28 28 0 43-29 44-31 5 15 20 31 46 31 43 0 67-54 67-65 0-4-4-4-5-4-4 0-5 2-5 5-14 45-43 56-56 56-17 0-23-15-23-28 0-10 2-19 7-37 5-20 9-39 13-58z"><text:p/></draw:path><draw:path draw:style-name="gr12" draw:text-style-name="P8" svg:width="0.096cm" svg:height="0.419cm" svg:x="0.656cm" svg:y="0cm" svg:viewBox="0 0 97 420" svg:d="M97 210c0-32-5-84-27-131-26-51-62-79-66-79-3 0-4 1-4 4 0 2 0 2 8 10 41 41 65 109 65 196 0 71-15 145-68 199-5 4-5 4-5 6 0 3 1 5 4 5 4 0 42-29 67-82 21-47 26-94 26-128z"><text:p/></draw:path><draw:path draw:style-name="gr12" draw:text-style-name="P8" svg:width="0.279cm" svg:height="0.098cm" svg:x="0.937cm" svg:y="0.161cm" svg:viewBox="0 0 280 99" svg:d="M265 17c6 0 15 0 15-9 0-8-9-8-15-8-84 0-168 0-252 0-6 0-13 0-13 8 0 9 7 9 13 9 84 0 168 0 252 0zM265 99c6 0 15 0 15-9 0-8-9-8-15-8-84 0-168 0-252 0-6 0-13 0-13 8 0 9 7 9 13 9 84 0 168 0 252 0z"><text:p/></draw:path></draw:g></draw:g></text:p>
          </table:table-cell>
          <table:table-cell table:style-name="Tableau1.A2" office:value-type="string">
            <text:p text:style-name="Table_20_Contents"><draw:g text:anchor-type="as-char" svg:y="-0.053cm" draw:z-index="6" draw:name="Forme2" draw:style-name="gr9"><svg:title>TexMaths</svg:title><svg:desc>12§display§f’(x)=§svg§600§FALSE§</svg:desc><draw:g draw:style-name="gr2"><draw:path draw:style-name="gr10" draw:text-style-name="P6" svg:width="1.314cm" svg:height="0.399cm" svg:x="-0.001cm" svg:y="0.021cm" svg:viewBox="0 0 1315 400" svg:d="M657 400c-219 0-437 0-657 0 0-133 0-267 0-400 438 0 877 0 1315 0 0 133 0 267 0 400-220 0-439 0-658 0z"><text:p/></draw:path><draw:path draw:style-name="gr12" draw:text-style-name="P8" svg:width="0.209cm" svg:height="0.381cm" svg:x="0cm" svg:y="0.041cm" svg:viewBox="0 0 210 382" svg:d="M132 129c12 0 24 0 36 0 8 0 13 0 13-9 0-5-5-5-12-5-12 0-23 0-35 0 4-17 6-32 10-48 1-8 7-38 10-43 3-8 10-14 19-14 2 0 13 0 21 7-19 1-22 17-22 23 0 9 7 14 15 14 11 0 23-10 23-25 0-19-19-29-37-29-13 0-41 7-53 49-2 9-4 13-14 66-10 0-20 0-29 0s-12 0-12 9c0 5 3 5 11 5 9 0 19 0 28 0-10 55-21 109-32 164-7 41-14 79-36 79-2 0-13 0-20-7 19-1 22-17 22-23 0-9-7-14-15-14-11 0-23 9-23 25 0 19 18 29 36 29 23 0 40-25 47-41 14-26 24-77 24-80 8-44 17-88 25-132z"><text:p/></draw:path><draw:path draw:style-name="gr12" draw:text-style-name="P8" svg:width="0.072cm" svg:height="0.152cm" svg:x="0.244cm" svg:y="-0.001cm" svg:viewBox="0 0 73 153" svg:d="M71 26c2-6 2-8 2-9 0-10-8-17-17-17-10 0-14 10-16 14-14 42-26 84-39 128 0 1-1 2-1 5s8 6 11 6c2 0 2 0 5-5 18-41 37-81 55-122z"><text:p/></draw:path><draw:path draw:style-name="gr12" draw:text-style-name="P8" svg:width="0.097cm" svg:height="0.419cm" svg:x="0.389cm" svg:y="0.022cm" svg:viewBox="0 0 98 420" svg:d="M98 416c0-2 0-2-7-9-53-54-66-133-66-196 0-74 16-147 67-199 6-6 6-6 6-7 0-4-2-5-4-5-4 0-42 29-68 83-21 46-26 92-26 128 0 32 5 82 28 130 25 52 62 79 66 79 2 0 4-1 4-4z"><text:p/></draw:path><draw:path draw:style-name="gr12" draw:text-style-name="P8" svg:width="0.209cm" svg:height="0.19cm" svg:x="0.523cm" svg:y="0.15cm" svg:viewBox="0 0 210 191" svg:d="M128 59c3-11 12-49 42-49 3 0 12 0 22 4-12 3-20 14-20 23 0 7 4 16 15 16 10 0 23-9 23-25 0-22-25-28-40-28-24 0-38 23-44 32-10-27-32-32-44-32-45 0-69 54-69 65 0 5 4 3 5 5 4 0 5-2 6-5 14-45 42-55 56-55 8 0 23 3 23 27 0 13-7 42-23 101-7 27-21 43-40 43-3 0-12 0-21-4 11-3 19-11 19-23s-8-15-15-15c-12 0-23 11-23 24 0 20 22 28 40 28 27 0 43-30 44-32 5 15 20 32 46 32 43 0 67-54 67-65 0-4-4-4-5-4-4 0-5 2-6 4-13 46-42 55-55 55-17 0-24-13-24-27 0-10 2-18 7-38 5-19 10-38 14-57z"><text:p/></draw:path><draw:path draw:style-name="gr12" draw:text-style-name="P8" svg:width="0.096cm" svg:height="0.419cm" svg:x="0.775cm" svg:y="0.022cm" svg:viewBox="0 0 97 420" svg:d="M97 211c0-33-5-84-27-132-26-51-62-79-66-79-3 0-4 2-4 5 0 1 0 1 7 9 42 41 66 108 66 197 0 70-15 144-68 197-5 6-5 6-5 8s1 4 4 4c4 0 42-28 67-83 21-45 26-92 26-126z"><text:p/></draw:path><draw:path draw:style-name="gr12" draw:text-style-name="P8" svg:width="0.28cm" svg:height="0.099cm" svg:x="1.055cm" svg:y="0.182cm" svg:viewBox="0 0 281 100" svg:d="M266 18c6 0 15-1 15-10 0-8-9-8-15-8-84 0-168 0-252 0-6 0-14 0-14 8 0 9 8 10 14 10 84 0 168 0 252 0zM266 100c6 0 15 0 15-9s-9-9-15-9c-84 0-168 0-252 0-6 0-14 0-14 9s8 9 14 9c84 0 168 0 252 0z"><text:p/></draw:path></draw:g></draw:g></text:p>
          </table:table-cell>
          <table:table-cell table:style-name="Tableau1.A2" office:value-type="string">
            <text:p text:style-name="Table_20_Contents"><draw:g text:anchor-type="as-char" svg:y="-0.314cm" draw:z-index="12" draw:name="Forme3" draw:style-name="gr9"><svg:title>TexMaths</svg:title><svg:desc>12§display§f(x)§svg§600§FALSE§</svg:desc><draw:g draw:style-name="gr2"><draw:path draw:style-name="gr10" draw:text-style-name="P6" svg:width="0.732cm" svg:height="0.375cm" svg:x="-0.001cm" svg:y="0.022cm" svg:viewBox="0 0 733 376" svg:d="M0 0c245 0 488 0 733 0 0 125 0 251 0 376-245 0-488 0-733 0 0-125 0-251 0-376z"><text:p/></draw:path><draw:path draw:style-name="gr12" draw:text-style-name="P8" svg:width="0.209cm" svg:height="0.38cm" svg:x="0cm" svg:y="0.019cm" svg:viewBox="0 0 210 381" svg:d="M132 129c12 0 24 0 36 0 8 0 12 0 12-10 0-4-4-4-11-4-12 0-24 0-35 0 3-16 5-32 9-48 2-9 8-38 11-44 3-7 10-15 19-15 2 0 13 0 20 9-18 1-23 15-23 23 0 9 9 14 16 14 12 0 24-10 24-25 0-19-19-29-37-29-15 0-41 7-53 49-2 9-5 14-14 66-10 0-20 0-29 0s-13 0-13 8c0 6 3 6 12 6s18 0 27 0c-11 55-20 109-31 164-7 41-14 80-37 80-1 0-12 0-19-9 19-1 22-15 22-23 0-9-7-14-15-14-11 0-23 10-23 25 0 19 18 29 35 29 24 0 41-24 48-41 13-26 23-77 24-80 8-44 17-88 25-131z"><text:p/></draw:path><draw:path draw:style-name="gr12" draw:text-style-name="P8" svg:width="0.097cm" svg:height="0.419cm" svg:x="0.27cm" svg:y="0cm" svg:viewBox="0 0 98 420" svg:d="M98 415c0-2 0-2-7-9-53-53-66-132-66-196 0-73 16-146 67-199 6-5 6-5 6-7 0-3-2-4-4-4-4 0-42 29-68 82-20 47-26 93-26 128 0 32 5 83 28 130 26 52 62 80 66 80 2 0 4-2 4-5z"><text:p/></draw:path><draw:path draw:style-name="gr12" draw:text-style-name="P8" svg:width="0.209cm" svg:height="0.189cm" svg:x="0.403cm" svg:y="0.13cm" svg:viewBox="0 0 210 190" svg:d="M128 59c3-11 12-51 42-51 3 0 12 0 22 6-12 3-20 14-20 23 0 7 4 15 15 15 10 0 23-8 23-24 0-22-25-28-40-28-24 0-38 22-44 31-10-27-32-31-44-31-45 0-69 54-69 65 0 4 4 2 5 4 4 0 5-2 6-5 14-45 42-56 56-56 9 0 23 5 23 29 0 13-7 41-23 100-7 26-21 45-39 45-4 0-13 0-22-7 11-2 19-10 19-22 0-11-8-15-14-15-13 0-24 11-24 24 0 20 22 28 40 28 27 0 43-29 44-31 5 15 20 31 46 31 43 0 67-54 67-65 0-4-4-4-5-4-4 0-5 2-6 5-13 45-42 56-55 56-17 0-24-15-24-28 0-10 2-19 7-37 5-20 10-39 14-58z"><text:p/></draw:path><draw:path draw:style-name="gr12" draw:text-style-name="P8" svg:width="0.096cm" svg:height="0.419cm" svg:x="0.656cm" svg:y="0cm" svg:viewBox="0 0 97 420" svg:d="M97 210c0-32-5-84-27-131-26-51-62-79-66-79-3 0-4 1-4 4 0 2 0 2 7 10 42 41 66 109 66 196 0 71-15 145-68 199-5 4-5 4-5 6 0 3 1 5 4 5 4 0 42-29 67-82 21-47 26-94 26-128z"><text:p/></draw:path></draw:g></draw:g></text:p>
          </table:table-cell>
          <table:table-cell table:style-name="Tableau1.D2" office:value-type="string">
            <text:p text:style-name="Table_20_Contents"><draw:g text:anchor-type="as-char" svg:y="-0.339cm" draw:z-index="13" draw:name="Forme4" draw:style-name="gr9"><svg:title>TexMaths</svg:title><svg:desc>12§display§f’(x)§svg§600§FALSE§</svg:desc><draw:g draw:style-name="gr2"><draw:path draw:style-name="gr10" draw:text-style-name="P6" svg:width="0.85cm" svg:height="0.399cm" svg:x="-0.001cm" svg:y="0.022cm" svg:viewBox="0 0 851 400" svg:d="M427 400c-143 0-284 0-427 0 0-133 0-267 0-400 284 0 567 0 851 0 0 133 0 267 0 400-141 0-283 0-424 0z"><text:p/></draw:path><draw:path draw:style-name="gr12" draw:text-style-name="P8" svg:width="0.209cm" svg:height="0.381cm" svg:x="0cm" svg:y="0.041cm" svg:viewBox="0 0 210 382" svg:d="M132 129c12 0 24 0 36 0 8 0 13 0 13-9 0-5-5-5-12-5-12 0-23 0-35 0 3-17 6-32 9-48 2-8 8-38 10-43 4-8 11-14 20-14 2 0 13 0 21 7-19 1-23 17-23 23 0 9 8 14 16 14 11 0 23-10 23-25 0-19-19-29-37-29-15 0-41 7-53 49-2 9-4 13-14 66-10 0-20 0-29 0s-12 0-12 9c0 5 3 5 11 5 9 0 19 0 28 0-10 55-21 109-32 164-7 41-14 79-36 79-2 0-13 0-20-7 19-1 22-17 22-23 0-9-7-14-15-14-11 0-23 9-23 25 0 19 18 29 36 29 23 0 40-25 47-41 14-26 24-77 24-80 8-44 17-88 25-132z"><text:p/></draw:path><draw:path draw:style-name="gr12" draw:text-style-name="P8" svg:width="0.072cm" svg:height="0.152cm" svg:x="0.243cm" svg:y="0cm" svg:viewBox="0 0 73 153" svg:d="M71 26c2-6 2-8 2-9 0-10-8-17-17-17-12 0-15 10-16 14-14 42-26 84-39 128 0 1-1 2-1 5s8 6 11 6c2 0 2 0 5-5 18-41 37-81 55-122z"><text:p/></draw:path><draw:path draw:style-name="gr12" draw:text-style-name="P8" svg:width="0.096cm" svg:height="0.419cm" svg:x="0.389cm" svg:y="0.023cm" svg:viewBox="0 0 97 420" svg:d="M97 416c0-2 0-2-7-9-52-54-66-133-66-196 0-74 17-147 68-199 5-6 5-6 5-7 0-4-1-5-3-5-5 0-42 29-68 83-21 46-26 92-26 128 0 32 5 82 28 130 25 52 61 79 66 79 2 0 3-1 3-4z"><text:p/></draw:path><draw:path draw:style-name="gr12" draw:text-style-name="P8" svg:width="0.209cm" svg:height="0.19cm" svg:x="0.522cm" svg:y="0.152cm" svg:viewBox="0 0 210 191" svg:d="M128 59c3-11 12-49 42-49 1 0 12 0 21 4-12 3-21 14-21 23 0 7 5 16 17 16 10 0 23-9 23-25 0-22-25-28-40-28-24 0-39 23-44 32-11-27-32-32-46-32-43 0-67 54-67 65 0 5 4 5 5 5 4 0 5-2 6-5 14-45 42-55 56-55 8 0 23 3 23 27 0 13-7 42-23 101-7 27-21 43-40 43-3 0-12 0-21-4 11-3 19-11 19-23s-8-15-15-15c-12 0-23 11-23 24 0 20 20 28 40 28 27 0 43-30 44-32 5 15 20 32 45 32 44 0 68-54 68-65 0-4-4-4-5-4-5 0-5 2-6 4-15 46-42 55-57 55s-22-13-22-27c0-10 2-18 7-38 5-19 10-38 14-57z"><text:p/></draw:path><draw:path draw:style-name="gr12" draw:text-style-name="P8" svg:width="0.097cm" svg:height="0.419cm" svg:x="0.773cm" svg:y="0.023cm" svg:viewBox="0 0 98 420" svg:d="M98 211c0-33-4-84-27-132-25-51-63-79-66-79s-5 2-5 5c0 1 0 1 8 9 41 41 65 108 65 197 0 70-15 144-67 197-6 6-6 6-6 8s2 4 5 4 42-28 67-83c22-45 26-92 26-126z"><text:p/></draw:path></draw:g></draw:g></text:p>
          </table:table-cell>
        </table:table-row>
        <table:table-row>
          <table:table-cell table:style-name="Tableau1.A2" office:value-type="string">
            <text:p text:style-name="Table_20_Contents"><draw:g text:anchor-type="as-char" svg:y="-0.295cm" draw:z-index="1" draw:name="Forme5" draw:style-name="gr9"><svg:title>TexMaths</svg:title><svg:desc>12§display§k§svg§600§FALSE§</svg:desc><draw:g draw:style-name="gr2"><draw:path draw:style-name="gr10" draw:text-style-name="P6" svg:width="0.168cm" svg:height="0.251cm" svg:x="-0.001cm" svg:y="0.02cm" svg:viewBox="0 0 169 252" svg:d="M0 0c56 0 113 0 169 0 0 84 0 168 0 252-56 0-113 0-169 0 0-84 0-168 0-252z"><text:p/></draw:path><draw:path draw:style-name="gr12" draw:text-style-name="P8" svg:width="0.189cm" svg:height="0.295cm" svg:x="0cm" svg:y="0cm" svg:viewBox="0 0 190 296" svg:d="M98 5c-2-1 0-5-6-5-9 0-40 4-51 5-4 0-7 0-7 8 0 5 3 5 9 5 21 0 22 2 22 7-1 3-3 6-3 9-20 80-39 159-60 240-2 6-2 7-2 10 0 9 8 12 12 12 6 0 12-4 14-9 3-5 22-82 24-92 15 1 50 8 50 36 0 2 0 4-2 8-1 5-2 10-2 15 0 25 16 42 37 42 13 0 24-8 34-23 11-18 15-41 15-42 0-4-3-4-6-4s-3 1-4 7c-9 30-18 52-38 52-8 0-13-5-13-19 0-7 1-17 4-24 1-8 1-9 1-14 0-26-25-39-61-43 13-8 26-21 36-31 19-22 38-40 59-40 3 0 3 0 4 0 5 2 5 2 9 4 1 1 1 1 1 2-19 2-24 17-24 22 0 6 5 14 17 14 11 0 23-8 23-25 0-12-10-26-29-26-12 0-31 3-60 37-15 14-31 31-47 38 14-58 29-117 44-176z"><text:p/></draw:path></draw:g></draw:g></text:p>
          </table:table-cell>
          <table:table-cell table:style-name="Tableau1.A2" office:value-type="string">
            <text:p text:style-name="Table_20_Contents"><draw:g text:anchor-type="as-char" svg:y="-0.288cm" draw:z-index="7" draw:name="Forme6" draw:style-name="gr9"><svg:title>TexMaths</svg:title><svg:desc>12§display§0§svg§600§FALSE§</svg:desc><draw:g draw:style-name="gr2"><draw:path draw:style-name="gr10" draw:text-style-name="P6" svg:width="0.149cm" svg:height="0.244cm" svg:x="0.004cm" svg:y="0.02cm" svg:viewBox="0 0 150 245" svg:d="M0 0c50 0 100 0 150 0 0 82 0 163 0 245-50 0-100 0-150 0 0-82 0-163 0-245z"><text:p/></draw:path><draw:path draw:style-name="gr12" draw:text-style-name="P8" svg:width="0.175cm" svg:height="0.287cm" svg:x="-0.001cm" svg:y="0cm" svg:viewBox="0 0 176 288" svg:d="M176 145c0-34-2-67-17-98-19-40-54-47-70-47-26 0-56 11-73 50-15 29-16 61-16 95 0 30 1 68 18 101 18 33 50 42 70 42 22 0 54-9 73-49 13-29 15-62 15-94zM88 278c-17 0-41-10-48-50-5-25-5-64-5-88 0-26 0-55 2-76 9-51 40-54 51-54 13 0 41 7 48 49 5 23 5 55 5 81 0 30 0 59-5 87-6 39-30 51-48 51z"><text:p/></draw:path></draw:g></draw:g></text:p>
          </table:table-cell>
          <table:table-cell table:style-name="Tableau1.A2" office:value-type="string">
            <text:p text:style-name="Table_20_Contents"><draw:g text:anchor-type="as-char" svg:y="-0.314cm" draw:z-index="14" draw:name="Forme7" draw:style-name="gr9"><svg:title>TexMaths</svg:title><svg:desc>12§display§K \times u(x)§svg§600§FALSE§</svg:desc><draw:g draw:style-name="gr2"><draw:path draw:style-name="gr10" draw:text-style-name="P6" svg:width="1.628cm" svg:height="0.375cm" svg:x="0.005cm" svg:y="0.022cm" svg:viewBox="0 0 1629 376" svg:d="M0 0c543 0 1086 0 1629 0 0 125 0 251 0 376-543 0-1086 0-1629 0 0-125 0-251 0-376z"><text:p/></draw:path><draw:path draw:style-name="gr12" draw:text-style-name="P8" svg:width="0.358cm" svg:height="0.286cm" svg:x="-0.001cm" svg:y="0.028cm" svg:viewBox="0 0 359 287" svg:d="M199 118c-1-1-2-5-2-6 4-4 7-6 12-10 25-19 49-37 74-56 40-29 56-32 69-33 4 0 7 0 7-8 0-1-1-5-5-5-8 0-19 1-29 1-15 0-32-1-46-1-4 0-9 0-9 8 0 4 3 5 5 5 10 1 13 4 13 10 0 7-13 17-15 19-56 42-110 84-165 126 11-45 23-91 34-136 5-14 5-19 36-19 11 0 14 0 14-8 0-4-3-5-6-5-12 0-42 1-54 1s-42-1-54-1c-4 0-8 0-8 8 0 5 3 5 12 5 4 0 13 1 18 1 7 2 9 3 9 8 0 1-1 2-2 7-19 74-37 150-57 225-3 16-4 20-38 20-7 0-12 0-12 7 0 6 6 6 7 6 11 0 41-2 53-2 10 0 18 1 28 1 8 0 18 1 27 1 3 0 9 0 9-9 0-4-5-4-12-4-16 0-28 0-28-8 0-3 2-12 4-18 6-22 12-44 16-65 21-17 43-34 63-50 17 38 32 76 49 113 5 11 5 12 5 15 0 12-18 13-22 13s-9 0-9 8c0 5 3 4 6 5 17 0 35-2 51-2 10 0 33 2 42 2 2 0 8 0 8-9 0-4-5-4-9-4-17-1-23-5-29-19-20-46-39-92-60-137z"><text:p/></draw:path><draw:path draw:style-name="gr12" draw:text-style-name="P8" svg:width="0.203cm" svg:height="0.201cm" svg:x="0.527cm" svg:y="0.109cm" svg:viewBox="0 0 204 202" svg:d="M102 89c-28-28-56-55-84-83-5-6-6-6-10-6-3 0-8 4-8 8 0 3 1 4 6 9 28 27 56 55 84 84-28 28-56 55-84 84-5 5-6 6-6 9 0 4 5 8 8 8 4 0 5 0 10-6 28-28 56-55 84-83 29 29 59 58 88 87 0 1 3 2 6 2 5 0 8-4 8-8 0-3 0-3-1-5-30-30-67-66-89-88 25-26 52-52 77-77 2-2 8-8 11-11 1-1 2-2 2-5 0-4-3-8-8-8-4 0-5 1-10 6-27 28-56 55-84 83z"><text:p/></draw:path><draw:path draw:style-name="gr12" draw:text-style-name="P8" svg:width="0.216cm" svg:height="0.189cm" svg:x="0.898cm" svg:y="0.13cm" svg:viewBox="0 0 217 190" svg:d="M136 162c5 17 19 28 37 28 14 0 25-10 31-23 7-16 13-41 13-42 0-4-3-4-6-4s-3 2-4 8c-6 24-15 53-33 53-8 0-13-7-13-20 0-9 6-30 8-44 4-16 9-31 12-46 2-6 6-22 8-28 2-10 6-26 6-28 0-8-5-11-12-11-3 0-14 0-16 14-8 30-28 105-32 126 0 3-17 37-49 37-21 0-26-20-26-35 0-24 12-57 23-86 6-13 7-19 7-27 0-18-13-34-35-34-39 0-55 61-55 65s4 2 5 4c5 0 5-2 7-8 11-37 26-53 42-53 5 0 11 2 11 15 0 9-5 23-7 29-16 41-24 67-24 87 0 41 28 51 51 51 28 0 44-18 51-28z"><text:p/></draw:path><draw:path draw:style-name="gr12" draw:text-style-name="P8" svg:width="0.096cm" svg:height="0.419cm" svg:x="1.17cm" svg:y="0cm" svg:viewBox="0 0 97 420" svg:d="M97 415c0-2 0-2-7-9-53-53-66-132-66-196 0-73 17-146 68-199 5-5 5-5 5-7 0-3-1-4-3-4-5 0-42 29-68 82-21 47-26 93-26 128 0 32 5 83 28 130 25 52 61 80 66 80 2 0 3-2 3-5z"><text:p/></draw:path><draw:path draw:style-name="gr12" draw:text-style-name="P8" svg:width="0.209cm" svg:height="0.189cm" svg:x="1.304cm" svg:y="0.13cm" svg:viewBox="0 0 210 190" svg:d="M129 59c2-11 12-51 42-51 2 0 12 0 20 6-11 3-20 14-20 23 0 7 4 15 16 15 10 0 23-8 23-24 0-22-25-28-39-28-24 0-40 22-45 31-11-27-32-31-46-31-43 0-67 54-67 65 0 4 4 4 5 4 4 0 5-2 6-5 13-45 42-56 56-56 8 0 23 5 23 29 0 13-7 41-23 100-7 26-21 45-40 45-3 0-12 0-21-7 10-2 19-10 19-22 0-11-9-15-15-15-12 0-23 11-23 24 0 20 20 28 40 28 27 0 43-29 44-31 5 15 20 31 46 31 43 0 67-54 67-65 0-4-4-4-5-4-3 0-5 2-6 5-13 45-42 56-56 56-16 0-23-15-23-28 0-10 2-19 7-37 5-20 10-39 15-58z"><text:p/></draw:path><draw:path draw:style-name="gr12" draw:text-style-name="P8" svg:width="0.097cm" svg:height="0.419cm" svg:x="1.557cm" svg:y="0cm" svg:viewBox="0 0 98 420" svg:d="M98 210c0-32-4-84-27-131-25-51-61-79-66-79-3 0-5 1-5 4 0 2 0 2 8 10 42 41 66 109 66 196 0 71-15 145-68 199-6 4-6 4-6 6 0 3 2 5 5 5 5 0 42-29 67-82 22-47 26-94 26-128z"><text:p/></draw:path></draw:g></draw:g></text:p>
          </table:table-cell>
          <table:table-cell table:style-name="Tableau1.D2" office:value-type="string">
            <text:p text:style-name="Table_20_Contents"><draw:g text:anchor-type="as-char" svg:y="-0.339cm" draw:z-index="15" draw:name="Forme8" draw:style-name="gr9"><svg:title>TexMaths</svg:title><svg:desc>12§display§K \times u’(x)§svg§600§FALSE§</svg:desc><draw:g draw:style-name="gr2"><draw:path draw:style-name="gr10" draw:text-style-name="P6" svg:width="1.744cm" svg:height="0.399cm" svg:x="0.004cm" svg:y="0.022cm" svg:viewBox="0 0 1745 400" svg:d="M873 400c-291 0-582 0-873 0 0-133 0-267 0-400 582 0 1164 0 1745 0 0 133 0 267 0 400-290 0-581 0-872 0z"><text:p/></draw:path><draw:path draw:style-name="gr12" draw:text-style-name="P8" svg:width="0.358cm" svg:height="0.285cm" svg:x="-0.001cm" svg:y="0.052cm" svg:viewBox="0 0 359 286" svg:d="M198 118c0-3-2-5-2-6 0-2 8-8 12-10 25-19 49-38 74-58 39-28 56-30 68-31 4-1 9-1 9-8 0-3-3-5-5-5-10 0-21 1-30 1-16 0-33-1-47-1-4 0-8 0-8 8 0 3 2 4 4 5 10 0 14 3 14 9 0 7-12 16-15 19-55 42-109 84-164 126 11-46 23-90 34-135 3-15 3-19 34-19 11 0 15 0 15-8 0-5-4-5-6-5-12 0-42 1-54 1s-42-1-54-1c-4 0-9 0-9 7 0 6 4 6 12 6 6 0 14 0 18 0 8 1 10 3 10 7 0 2 0 3-2 9-20 74-38 150-57 224-3 16-5 20-38 20-7 0-11 0-11 8 0 5 5 5 6 5 12 0 42-1 53-1 9 0 19 0 27 0 10 0 18 1 28 1 2 0 8 0 8-9 0-4-3-4-12-4-15 0-27 0-27-8 0-2 2-12 3-18 6-21 12-43 17-64 22-17 42-34 64-50 15 38 32 75 48 112 6 12 6 12 6 14 0 14-18 14-23 14-4 0-8 0-8 8 0 5 4 5 6 5 16 0 33-1 50-1 9 0 32 1 42 1 2 0 7 0 7-9 0-4-5-4-8-4-17 0-23-4-29-18-20-46-40-92-60-137z"><text:p/></draw:path><draw:path draw:style-name="gr12" draw:text-style-name="P8" svg:width="0.203cm" svg:height="0.202cm" svg:x="0.525cm" svg:y="0.131cm" svg:viewBox="0 0 204 203" svg:d="M102 90c-28-28-56-56-84-84-5-5-6-6-10-6-3 0-8 4-8 8 0 3 1 4 6 9 28 29 56 56 84 85-28 28-56 55-84 84-5 5-6 6-6 9 0 4 5 8 8 8 4 0 5-1 10-6 28-29 56-56 84-84 29 29 59 58 88 88 1 0 3 2 6 2 4 0 8-4 8-8 0-2 0-3-1-5 0-1-67-68-89-88 26-26 52-52 78-78 1-2 8-7 10-10 1-1 2-3 2-6 0-4-4-8-8-8s-5 1-10 6c-28 28-56 56-84 84z"><text:p/></draw:path><draw:path draw:style-name="gr12" draw:text-style-name="P8" svg:width="0.216cm" svg:height="0.19cm" svg:x="0.896cm" svg:y="0.152cm" svg:viewBox="0 0 217 191" svg:d="M136 163c4 17 19 28 37 28 15 0 25-10 31-23 7-15 13-41 13-42 0-4-3-4-5-4-4 0-4 2-6 8-6 23-14 51-32 51-8 0-12-4-12-19 0-9 5-29 8-43 4-16 8-31 11-46 1-6 6-23 7-29 3-9 8-25 8-27 0-9-6-12-14-12-1 0-12 0-15 14-9 31-27 105-33 128 0 1-16 34-48 34-21 0-25-18-25-33 0-24 11-58 23-87 5-12 7-18 7-26 0-19-14-35-35-35-40 0-56 61-56 65 0 5 5 5 6 5 4 0 4-2 6-9 11-36 26-51 43-51 4 0 10 0 10 13 0 11-4 23-7 29-16 42-24 68-24 89 0 39 28 50 51 50 28 0 43-19 51-28z"><text:p/></draw:path><draw:path draw:style-name="gr12" draw:text-style-name="P8" svg:width="0.073cm" svg:height="0.152cm" svg:x="1.14cm" svg:y="0cm" svg:viewBox="0 0 74 153" svg:d="M72 26c2-6 2-8 2-9 0-10-8-17-18-17s-14 10-15 14c-13 42-27 84-40 128 0 1-1 2-1 5s10 6 12 6c1 0 2 0 4-5 19-41 37-81 56-122z"><text:p/></draw:path><draw:path draw:style-name="gr12" draw:text-style-name="P8" svg:width="0.096cm" svg:height="0.419cm" svg:x="1.286cm" svg:y="0.023cm" svg:viewBox="0 0 97 420" svg:d="M97 416c0-2 0-2-7-9-53-54-66-133-66-196 0-74 16-147 68-199 5-6 5-6 5-7 0-4-1-5-3-5-5 0-44 29-68 83-21 46-26 92-26 128 0 32 4 82 28 130 25 52 61 79 66 79 2 0 3-1 3-4z"><text:p/></draw:path><draw:path draw:style-name="gr12" draw:text-style-name="P8" svg:width="0.209cm" svg:height="0.19cm" svg:x="1.42cm" svg:y="0.152cm" svg:viewBox="0 0 210 191" svg:d="M128 59c3-11 12-49 42-49 2 0 12 0 21 4-12 3-21 14-21 23 0 7 5 16 17 16 9 0 23-9 23-25 0-22-25-28-40-28-24 0-39 23-44 32-11-27-34-32-46-32-43 0-67 54-67 65 0 5 4 5 5 5 4 0 5-2 5-5 14-45 42-55 56-55 9 0 23 3 23 27 0 13-7 42-23 101-6 27-21 43-39 43-3 0-12 0-22-4 11-3 20-11 20-23s-9-15-15-15c-13 0-23 11-23 24 0 20 20 28 40 28 27 0 42-30 44-32 5 15 19 32 44 32 45 0 69-54 69-65 0-4-4-4-6-4-4 0-4 2-5 4-14 46-43 55-56 55-17 0-23-13-23-27 0-10 2-18 7-38 5-19 10-38 14-57z"><text:p/></draw:path><draw:path draw:style-name="gr12" draw:text-style-name="P8" svg:width="0.097cm" svg:height="0.419cm" svg:x="1.672cm" svg:y="0.023cm" svg:viewBox="0 0 98 420" svg:d="M98 211c0-33-4-84-27-132-25-51-63-79-66-79s-5 2-5 5c0 1 0 1 8 9 41 41 65 108 65 197 0 70-15 144-67 197-6 6-6 6-6 8s2 4 5 4 42-28 67-83c22-45 26-92 26-126z"><text:p/></draw:path></draw:g></draw:g></text:p>
          </table:table-cell>
        </table:table-row>
        <table:table-row>
          <table:table-cell table:style-name="Tableau1.A2" office:value-type="string">
            <text:p text:style-name="Table_20_Contents"><draw:g text:anchor-type="as-char" svg:y="-0.189cm" draw:z-index="2" draw:name="Forme9" draw:style-name="gr9"><svg:title>TexMaths</svg:title><svg:desc>12§display§x§svg§600§FALSE§</svg:desc><draw:g draw:style-name="gr2"><draw:path draw:style-name="gr10" draw:text-style-name="P6" svg:width="0.176cm" svg:height="0.144cm" svg:x="0.008cm" svg:y="0.022cm" svg:viewBox="0 0 177 145" svg:d="M0 0c59 0 118 0 177 0 0 48 0 97 0 145-59 0-118 0-177 0 0-48 0-97 0-145z"><text:p/></draw:path><draw:path draw:style-name="gr12" draw:text-style-name="P8" svg:width="0.207cm" svg:height="0.188cm" svg:x="-0.001cm" svg:y="0cm" svg:viewBox="0 0 208 189" svg:d="M128 59c2-11 12-49 41-49 2 0 12 0 21 4-12 3-20 14-20 23 0 7 5 15 15 15s23-8 23-24c0-22-25-28-38-28-26 0-40 22-45 32-11-28-32-32-44-32-44 0-68 54-68 65 0 4 4 4 5 4 4 0 5 0 6-5 15-45 42-54 55-54 9 0 23 3 23 27 0 13-7 41-23 99-6 26-20 43-39 43-3 0-12 0-21-5 11-2 20-10 20-23 0-10-9-14-16-14-12 0-23 11-23 24 0 19 22 28 40 28 27 0 43-29 44-33 5 16 20 33 44 33 43 0 67-54 67-65 0-4-4-4-5-4-3 0-5 1-6 5-13 45-42 54-55 54-17 0-22-13-22-28 0-8 3-18 6-36 5-19 10-37 15-56z"><text:p/></draw:path></draw:g></draw:g></text:p>
          </table:table-cell>
          <table:table-cell table:style-name="Tableau1.A2" office:value-type="string">
            <text:p text:style-name="Table_20_Contents"><draw:g text:anchor-type="as-char" svg:y="-0.28cm" draw:z-index="8" draw:name="Forme10" draw:style-name="gr9"><svg:title>TexMaths</svg:title><svg:desc>12§display§1§svg§600§FALSE§</svg:desc><draw:g draw:style-name="gr2"><draw:path draw:style-name="gr10" draw:text-style-name="P6" svg:width="0.132cm" svg:height="0.235cm" svg:x="-0.001cm" svg:y="0.021cm" svg:viewBox="0 0 133 236" svg:d="M0 0c44 0 88 0 133 0 0 78 0 158 0 236-45 0-89 0-133 0 0-78 0-158 0-236z"><text:p/></draw:path><draw:path draw:style-name="gr12" draw:text-style-name="P8" svg:width="0.135cm" svg:height="0.278cm" svg:x="0.016cm" svg:y="0cm" svg:viewBox="0 0 136 279" svg:d="M85 11c0-10 0-11-10-11-25 27-62 26-75 26 0 5 0 9 0 14 8 0 33 0 55-11 0 72 0 144 0 217 0 15-1 20-39 20-5 0-9 0-14 0 0 5 0 9 0 13 15-1 52-1 68-1s52 0 66 1c0-4 0-8 0-13-3 0-8 0-13 0-37 0-38-5-38-20 0-79 0-157 0-235z"><text:p/></draw:path></draw:g></draw:g></text:p>
          </table:table-cell>
          <table:table-cell table:style-name="Tableau1.A2" office:value-type="string">
            <text:p text:style-name="Table_20_Contents"><draw:g text:anchor-type="as-char" svg:y="-0.314cm" draw:z-index="17" draw:name="Forme11" draw:style-name="gr9"><svg:title>TexMaths</svg:title><svg:desc>12§display§u(x) + v(x)§svg§600§FALSE§</svg:desc><draw:g draw:style-name="gr2"><draw:path draw:style-name="gr10" draw:text-style-name="P6" svg:width="2.028cm" svg:height="0.376cm" svg:x="0.008cm" svg:y="0.021cm" svg:viewBox="0 0 2029 377" svg:d="M1016 377c-339 0-677 0-1016 0 0-126 0-251 0-377 676 0 1353 0 2029 0 0 126 0 251 0 377-337 0-676 0-1013 0z"><text:p/></draw:path><draw:path draw:style-name="gr12" draw:text-style-name="P8" svg:width="0.216cm" svg:height="0.19cm" svg:x="-0.001cm" svg:y="0.129cm" svg:viewBox="0 0 217 191" svg:d="M136 163c4 17 19 28 37 28 15 0 25-9 31-23 7-15 13-41 13-42 0-3-3-3-4-3-5 0-5 1-6 7-6 23-15 52-32 52-9 0-13-5-13-20 0-9 5-29 8-43 4-16 8-31 11-46 3-6 6-23 7-29 3-9 8-25 8-27 0-9-6-12-12-12-3 0-14 0-17 14-9 31-27 105-33 128 0 1-16 35-48 35-21 0-25-19-25-34 0-24 11-58 23-87 5-12 7-18 7-26 0-19-14-35-35-35-40 0-56 61-56 65 0 5 5 5 6 5 4 0 4-1 6-9 11-36 26-51 43-51 4 0 11 0 11 13 0 11-5 23-7 29-16 42-25 68-25 89 0 39 28 50 51 50 29 0 43-19 51-28z"><text:p/></draw:path><draw:path draw:style-name="gr12" draw:text-style-name="P8" svg:width="0.097cm" svg:height="0.42cm" svg:x="0.27cm" svg:y="-0.001cm" svg:viewBox="0 0 98 421" svg:d="M98 416c0-1 0-1-7-9-53-54-66-133-66-197 0-73 16-146 67-198 6-6 6-6 6-7 0-4-2-5-4-5-4 0-42 29-68 83-21 46-26 92-26 127 0 33 5 83 28 131 25 52 62 80 66 80 2 0 4-1 4-5z"><text:p/></draw:path><draw:path draw:style-name="gr12" draw:text-style-name="P8" svg:width="0.209cm" svg:height="0.19cm" svg:x="0.405cm" svg:y="0.129cm" svg:viewBox="0 0 210 191" svg:d="M128 59c3-11 14-49 42-49 3 0 12 0 22 4-12 3-20 14-20 23 0 7 4 16 15 16 10 0 23-9 23-25 0-22-25-28-40-28-24 0-38 23-43 32-11-27-33-32-45-32-45 0-69 54-69 65 0 5 4 4 5 5 4 0 5-1 6-5 14-45 42-55 56-55 9 0 23 3 23 27 0 13-7 42-23 101-7 27-21 44-39 44-4 0-13 0-22-5 11-3 21-11 21-23s-10-15-16-15c-13 0-24 11-24 24 0 20 22 28 40 28 27 0 43-30 44-32 5 15 20 32 46 32 43 0 67-54 67-65 0-3-4-3-5-3-4 0-5 1-6 3-13 46-42 56-55 56-17 0-24-14-24-28 0-10 3-18 7-37 5-20 10-39 14-58z"><text:p/></draw:path><draw:path draw:style-name="gr12" draw:text-style-name="P8" svg:width="0.096cm" svg:height="0.42cm" svg:x="0.658cm" svg:y="-0.001cm" svg:viewBox="0 0 97 421" svg:d="M97 210c0-32-5-83-27-131-26-51-62-79-66-79-3 0-4 2-4 5 0 1 0 1 8 9 41 41 65 109 65 196 0 71-15 146-68 199-5 6-5 6-5 7 0 2 1 5 4 5 4 0 42-29 67-83 21-46 26-93 26-128z"><text:p/></draw:path><draw:path draw:style-name="gr12" draw:text-style-name="P8" svg:width="0.28cm" svg:height="0.278cm" svg:x="0.915cm" svg:y="0.07cm" svg:viewBox="0 0 281 279" svg:d="M149 149c39 0 78 0 118 0 6 0 14-1 14-10s-8-8-14-8c-40 0-79 0-118 0 0-40 0-78 0-118 0-6 0-13-9-13-8 0-8 7-8 13 0 40 0 78 0 118-40 0-78 0-118 0-6 0-14-1-14 8s8 10 14 10c40 0 78 0 118 0 0 39 0 78 0 117 0 6 0 13 8 13 9 0 9-7 9-13 0-39 0-78 0-117z"><text:p/></draw:path><draw:path draw:style-name="gr12" draw:text-style-name="P8" svg:width="0.184cm" svg:height="0.19cm" svg:x="1.324cm" svg:y="0.129cm" svg:viewBox="0 0 185 191" svg:d="M185 30c0-23-11-30-18-30-11 0-21 11-21 20 0 6 2 9 6 14 10 8 15 19 15 33 0 18-25 115-75 115-21 0-31-15-31-37 0-24 11-54 24-90 3-6 5-12 5-20 0-19-13-35-35-35-39 0-55 61-55 65 0 5 4 4 5 5 5 0 5-1 7-9 12-42 30-51 42-51 4 0 11 0 11 13 0 11-4 21-7 30-18 48-24 67-24 86 0 45 37 52 56 52 71 0 95-139 95-161z"><text:p/></draw:path><draw:path draw:style-name="gr12" draw:text-style-name="P8" svg:width="0.096cm" svg:height="0.42cm" svg:x="1.574cm" svg:y="-0.001cm" svg:viewBox="0 0 97 421" svg:d="M97 416c0-1 0-1-7-9-53-54-66-133-66-197 0-73 16-146 68-198 5-6 5-6 5-7 0-4-1-5-3-5-5 0-44 29-68 83-21 46-26 92-26 127 0 33 4 83 28 131 25 52 61 80 66 80 2 0 3-1 3-5z"><text:p/></draw:path><draw:path draw:style-name="gr12" draw:text-style-name="P8" svg:width="0.209cm" svg:height="0.19cm" svg:x="1.709cm" svg:y="0.129cm" svg:viewBox="0 0 210 191" svg:d="M128 59c3-11 12-49 42-49 2 0 12 0 21 4-12 3-21 14-21 23 0 7 5 16 17 16 9 0 23-9 23-25 0-22-25-28-40-28-24 0-39 23-44 32-11-27-34-32-46-32-43 0-67 54-67 65 0 5 4 5 5 5 4 0 5-1 5-5 14-45 42-55 56-55 9 0 23 3 23 27 0 13-7 42-23 101-6 27-21 44-39 44-3 0-12 0-22-5 11-3 20-11 20-23s-9-15-15-15c-13 0-23 11-23 24 0 20 20 28 40 28 27 0 42-30 44-32 5 15 19 32 44 32 45 0 69-54 69-65 0-3-4-3-6-3-4 0-4 1-5 3-14 46-43 56-56 56-17 0-23-14-23-28 0-10 2-18 7-37 5-20 10-39 14-58z"><text:p/></draw:path><draw:path draw:style-name="gr12" draw:text-style-name="P8" svg:width="0.097cm" svg:height="0.42cm" svg:x="1.961cm" svg:y="-0.001cm" svg:viewBox="0 0 98 421" svg:d="M98 210c0-32-4-83-27-131-25-51-63-79-66-79s-5 2-5 5c0 1 0 1 8 9 41 41 65 109 65 196 0 71-15 146-67 199-6 6-6 6-6 7 0 2 2 5 5 5s42-29 67-83c22-46 26-93 26-128z"><text:p/></draw:path></draw:g></draw:g></text:p>
          </table:table-cell>
          <table:table-cell table:style-name="Tableau1.D2" office:value-type="string">
            <text:p text:style-name="Table_20_Contents"><draw:g text:anchor-type="as-char" svg:y="-0.339cm" draw:z-index="16" draw:name="Forme12" draw:style-name="gr9"><svg:title>TexMaths</svg:title><svg:desc>12§display§u’(x) + v’(x)§svg§600§FALSE§</svg:desc><draw:g draw:style-name="gr2"><draw:path draw:style-name="gr10" draw:text-style-name="P6" svg:width="2.264cm" svg:height="0.399cm" svg:x="0.008cm" svg:y="0.022cm" svg:viewBox="0 0 2265 400" svg:d="M1133 400c-378 0-755 0-1133 0 0-133 0-267 0-400 755 0 1510 0 2265 0 0 133 0 267 0 400-377 0-755 0-1132 0z"><text:p/></draw:path><draw:path draw:style-name="gr12" draw:text-style-name="P8" svg:width="0.216cm" svg:height="0.19cm" svg:x="-0.001cm" svg:y="0.152cm" svg:viewBox="0 0 217 191" svg:d="M136 163c4 17 19 28 37 28 15 0 25-10 31-23 7-15 13-41 13-42 0-4-3-4-5-4-4 0-4 2-6 8-6 23-14 51-31 51-9 0-13-4-13-19 0-9 5-29 8-43 4-16 8-31 11-46 3-6 6-23 7-29 3-9 8-25 8-27 0-9-6-12-12-12-3 0-14 0-17 14-9 31-27 105-33 128 0 1-16 34-48 34-21 0-25-18-25-33 0-24 11-58 23-87 5-12 7-18 7-26 0-19-14-35-35-35-40 0-56 61-56 65 0 5 5 5 6 5 4 0 4-2 6-9 11-36 26-51 43-51 4 0 11 0 11 13 0 11-5 23-7 29-16 42-25 68-25 89 0 39 28 50 51 50 29 0 43-19 51-28z"><text:p/></draw:path><draw:path draw:style-name="gr12" draw:text-style-name="P8" svg:width="0.073cm" svg:height="0.152cm" svg:x="0.242cm" svg:y="0cm" svg:viewBox="0 0 74 153" svg:d="M72 26c2-6 2-8 2-9 0-10-8-17-18-17s-14 10-15 14c-13 42-27 84-40 128 0 1-1 2-1 5s10 6 12 6c1 0 2 0 4-5 19-41 37-81 56-122z"><text:p/></draw:path><draw:path draw:style-name="gr12" draw:text-style-name="P8" svg:width="0.096cm" svg:height="0.419cm" svg:x="0.389cm" svg:y="0.023cm" svg:viewBox="0 0 97 420" svg:d="M97 416c0-2 0-2-7-9-53-54-66-133-66-196 0-74 16-147 68-199 5-6 5-6 5-7 0-4-1-5-3-5-5 0-42 29-68 83-21 46-26 92-26 128 0 32 5 82 28 130 25 52 61 79 66 79 2 0 3-1 3-4z"><text:p/></draw:path><draw:path draw:style-name="gr12" draw:text-style-name="P8" svg:width="0.209cm" svg:height="0.19cm" svg:x="0.523cm" svg:y="0.152cm" svg:viewBox="0 0 210 191" svg:d="M128 59c3-11 12-49 42-49 2 0 12 0 21 4-12 3-21 14-21 23 0 7 5 16 17 16 9 0 23-9 23-25 0-22-25-28-40-28-24 0-39 23-44 32-11-27-34-32-46-32-43 0-67 54-67 65 0 5 4 5 5 5 4 0 5-2 5-5 14-45 43-55 56-55 9 0 23 3 23 27 0 13-7 42-23 101-6 27-20 43-39 43-3 0-12 0-21-4 10-3 19-11 19-23s-9-15-15-15c-12 0-23 11-23 24 0 20 20 28 40 28 27 0 43-30 44-32 5 15 20 32 46 32 43 0 67-54 67-65 0-4-4-4-5-4-5 0-5 2-6 4-14 46-42 55-56 55-16 0-23-13-23-27 0-10 2-18 7-38 5-19 10-38 14-57z"><text:p/></draw:path><draw:path draw:style-name="gr12" draw:text-style-name="P8" svg:width="0.097cm" svg:height="0.419cm" svg:x="0.775cm" svg:y="0.023cm" svg:viewBox="0 0 98 420" svg:d="M98 211c0-33-4-84-27-132-25-51-63-79-66-79s-5 2-5 5c0 1 0 1 8 9 41 41 65 108 65 197 0 70-15 144-67 197-6 6-6 6-6 8s2 4 5 4 42-28 67-83c22-45 26-92 26-126z"><text:p/></draw:path><draw:path draw:style-name="gr12" draw:text-style-name="P8" svg:width="0.279cm" svg:height="0.278cm" svg:x="1.033cm" svg:y="0.093cm" svg:viewBox="0 0 280 279" svg:d="M149 149c39 0 78 0 117 0 6 0 14 0 14-8 0-10-8-10-14-10-39 0-78 0-117 0 0-40 0-78 0-118 0-6 0-13-9-13-8 0-8 7-8 13 0 40 0 78 0 118-40 0-79 0-119 0-6 0-13 0-13 10 0 8 7 8 13 8 40 0 79 0 119 0 0 38 0 78 0 116 0 6 0 14 8 14 9 0 9-8 9-14 0-38 0-78 0-116z"><text:p/></draw:path><draw:path draw:style-name="gr12" draw:text-style-name="P8" svg:width="0.184cm" svg:height="0.19cm" svg:x="1.443cm" svg:y="0.152cm" svg:viewBox="0 0 185 191" svg:d="M185 30c0-23-11-30-19-30-10 0-21 11-21 20 0 6 3 9 7 14 9 8 15 19 15 33 0 18-27 114-76 114-21 0-31-14-31-36 0-24 12-54 25-90 3-6 5-12 5-20 0-19-14-35-35-35-39 0-55 61-55 65 0 5 4 5 5 5 3 0 5-2 6-9 13-42 31-51 43-51 4 0 11 0 11 13 0 11-5 21-7 30-20 48-24 67-24 86 0 45 37 52 56 52 71 0 95-139 95-161z"><text:p/></draw:path><draw:path draw:style-name="gr12" draw:text-style-name="P8" svg:width="0.073cm" svg:height="0.152cm" svg:x="1.664cm" svg:y="0cm" svg:viewBox="0 0 74 153" svg:d="M72 26c2-6 2-8 2-9 0-10-8-17-18-17s-14 10-15 14c-13 42-27 84-40 128 0 1-1 2-1 5s10 6 12 6c1 0 2 0 4-5 19-41 37-81 56-122z"><text:p/></draw:path><draw:path draw:style-name="gr12" draw:text-style-name="P8" svg:width="0.096cm" svg:height="0.419cm" svg:x="1.81cm" svg:y="0.023cm" svg:viewBox="0 0 97 420" svg:d="M97 416c0-2 0-2-7-9-53-54-66-133-66-196 0-74 16-147 68-199 5-6 5-6 5-7 0-4-1-5-3-5-5 0-44 29-68 83-21 46-26 92-26 128 0 32 4 82 28 130 25 52 61 79 66 79 2 0 3-1 3-4z"><text:p/></draw:path><draw:path draw:style-name="gr12" draw:text-style-name="P8" svg:width="0.209cm" svg:height="0.19cm" svg:x="1.944cm" svg:y="0.152cm" svg:viewBox="0 0 210 191" svg:d="M128 59c3-11 12-49 42-49 2 0 12 0 21 4-12 3-21 14-21 23 0 7 5 16 17 16 9 0 23-9 23-25 0-22-25-28-40-28-24 0-39 23-44 32-11-27-34-32-46-32-43 0-67 54-67 65 0 5 4 5 5 5 4 0 5-2 5-5 14-45 42-55 56-55 9 0 23 3 23 27 0 13-7 42-23 101-6 27-21 43-39 43-3 0-12 0-22-4 11-3 20-11 20-23s-9-15-15-15c-13 0-23 11-23 24 0 20 20 28 40 28 27 0 42-30 44-32 5 15 19 32 44 32 45 0 69-54 69-65 0-4-4-4-6-4-4 0-4 2-5 4-14 46-43 55-56 55-17 0-23-13-23-27 0-10 2-18 7-38 5-19 10-38 14-57z"><text:p/></draw:path><draw:path draw:style-name="gr12" draw:text-style-name="P8" svg:width="0.097cm" svg:height="0.419cm" svg:x="2.196cm" svg:y="0.023cm" svg:viewBox="0 0 98 420" svg:d="M98 211c0-33-4-84-27-132-25-51-63-79-66-79s-5 2-5 5c0 1 0 1 8 9 41 41 65 108 65 197 0 70-15 144-67 197-6 6-6 6-6 8s2 4 5 4 42-28 67-83c22-45 26-92 26-126z"><text:p/></draw:path></draw:g></draw:g></text:p>
          </table:table-cell>
        </table:table-row>
        <table:table-row>
          <table:table-cell table:style-name="Tableau1.A2" office:value-type="string">
            <text:p text:style-name="Table_20_Contents"><draw:g text:anchor-type="as-char" svg:y="-0.372cm" draw:z-index="3" draw:name="Forme13" draw:style-name="gr9"><svg:title>TexMaths</svg:title><svg:desc>12§display§x^2§svg§600§FALSE§</svg:desc><draw:g draw:style-name="gr2"><draw:path draw:style-name="gr10" draw:text-style-name="P6" svg:width="0.345cm" svg:height="0.329cm" svg:x="0.008cm" svg:y="0.02cm" svg:viewBox="0 0 346 330" svg:d="M174 330c-59 0-116 0-174 0 0-111 0-220 0-330 115 0 231 0 346 0 0 110 0 219 0 330-57 0-115 0-172 0z"><text:p/></draw:path><draw:path draw:style-name="gr12" draw:text-style-name="P8" svg:width="0.209cm" svg:height="0.19cm" svg:x="-0.001cm" svg:y="0.183cm" svg:viewBox="0 0 210 191" svg:d="M129 59c3-11 13-49 42-49 2 0 12 0 21 4-12 3-20 14-20 23 0 7 5 15 16 15 9 0 22-8 22-24 0-22-25-28-39-28-24 0-39 23-44 32-10-28-33-32-45-32-45 0-69 54-69 65 0 3 4 2 5 3 4 0 5 0 6-3 14-46 42-55 57-55 8 0 22 3 22 27 0 13-7 42-22 101-8 25-22 43-40 43-3 0-12 0-22-5 11-2 21-12 21-23 0-12-10-15-16-15-13 0-24 11-24 25 0 19 22 28 40 28 29 0 43-30 44-33 5 16 21 33 46 33 43 0 67-54 67-65 0-5-3-5-5-5-3 0-4 2-6 5-13 45-42 55-55 55-17 0-23-13-23-28 0-9 3-18 6-37 5-19 10-38 15-57z"><text:p/></draw:path><draw:path draw:style-name="gr12" draw:text-style-name="P8" svg:width="0.13cm" svg:height="0.194cm" svg:x="0.245cm" svg:y="-0.001cm" svg:viewBox="0 0 131 195" svg:d="M131 143c-4 0-7 0-11 0 0 6-3 22-7 26-2 1-25 1-29 1-18 0-36 0-54 0 30-27 41-35 59-49 22-17 42-36 42-63 0-36-31-58-70-58-36 0-61 26-61 53 0 15 13 17 16 17 7 0 15-5 15-16 0-6-1-16-17-16 9-21 29-27 44-27 29 0 44 23 44 47 0 25-18 45-27 56-25 23-47 47-71 71-4 2-4 2-4 10 41 0 81 0 121 0 3-18 6-36 10-52z"><text:p/></draw:path></draw:g></draw:g></text:p>
          </table:table-cell>
          <table:table-cell table:style-name="Tableau1.A2" office:value-type="string">
            <text:p text:style-name="Table_20_Contents"><draw:g text:anchor-type="as-char" svg:y="-0.282cm" draw:z-index="9" draw:name="Forme14" draw:style-name="gr9"><svg:title>TexMaths</svg:title><svg:desc>12§display§2x§svg§600§FALSE§</svg:desc><draw:g draw:style-name="gr2"><draw:path draw:style-name="gr10" draw:text-style-name="P6" svg:width="0.386cm" svg:height="0.238cm" svg:x="-0.001cm" svg:y="0.021cm" svg:viewBox="0 0 387 239" svg:d="M0 0c129 0 257 0 387 0 0 80 0 159 0 239-130 0-258 0-387 0 0-80 0-159 0-239z"><text:p/></draw:path><draw:path draw:style-name="gr12" draw:text-style-name="P8" svg:width="0.165cm" svg:height="0.276cm" svg:x="-0.001cm" svg:y="0cm" svg:viewBox="0 0 166 277" svg:d="M32 245c15-15 30-29 45-43 64-58 89-79 89-121 0-48-37-81-88-81-48 0-78 38-78 75 0 24 20 24 22 24 7 0 21-5 21-23 0-10-7-21-21-21-4 0-5 0-6 1 9-27 32-43 57-43 37 0 55 34 55 68s-20 66-43 91c-28 30-54 60-81 89-4 5-4 6-4 16 51 0 103 0 156 0 3-24 7-48 10-73-3 0-7 0-9 0-3 13-6 31-10 37-3 4-31 4-39 4-25 0-51 0-76 0z"><text:p/></draw:path><draw:path draw:style-name="gr12" draw:text-style-name="P8" svg:width="0.208cm" svg:height="0.188cm" svg:x="0.198cm" svg:y="0.093cm" svg:viewBox="0 0 209 189" svg:d="M128 59c2-11 13-49 42-49 2 0 12 0 22 6-12 1-21 11-21 22 0 6 5 15 16 15 9 0 22-8 22-24 0-23-25-29-39-29-24 0-38 23-43 32-11-27-34-32-46-32-44 0-68 55-68 64 0 5 5 5 6 5 3 0 4-1 5-5 14-44 42-54 56-54 9 0 23 3 23 28 0 12-7 41-23 99-7 25-21 42-39 42-3 0-12 0-22-5 11-2 20-10 20-22 0-11-9-13-15-13-13 0-24 9-24 22 0 19 22 28 39 28 29 0 44-30 45-33 5 16 20 33 45 33 43 0 67-53 67-64 0-3-3-3-4-3-4 0-5 1-6 3-14 45-42 54-56 54-16 0-23-13-23-27 0-10 3-17 7-36s9-38 14-57z"><text:p/></draw:path></draw:g></draw:g></text:p>
          </table:table-cell>
          <table:table-cell table:style-name="Tableau1.A2" office:value-type="string">
            <text:p text:style-name="P4"><draw:g text:anchor-type="as-char" svg:y="-0.314cm" draw:z-index="29" draw:name="Forme15" draw:style-name="gr9"><svg:title>TexMaths</svg:title><svg:desc>12§display§u(x) \times v(x)§svg§600§FALSE§</svg:desc><draw:g draw:style-name="gr2"><draw:path draw:style-name="gr10" draw:text-style-name="P6" svg:width="2.028cm" svg:height="0.376cm" svg:x="0.008cm" svg:y="0.021cm" svg:viewBox="0 0 2029 377" svg:d="M1016 377c-339 0-677 0-1016 0 0-126 0-251 0-377 676 0 1353 0 2029 0 0 126 0 251 0 377-337 0-676 0-1013 0z"><text:p/></draw:path><draw:path draw:style-name="gr12" draw:text-style-name="P8" svg:width="0.216cm" svg:height="0.19cm" svg:x="-0.001cm" svg:y="0.129cm" svg:viewBox="0 0 217 191" svg:d="M136 163c4 17 19 28 37 28 15 0 25-9 31-23 7-15 13-41 13-42 0-3-3-3-4-3-5 0-5 1-6 7-6 23-15 52-32 52-9 0-13-5-13-20 0-9 5-29 8-43 4-16 8-31 11-46 3-6 6-23 7-29 3-9 8-25 8-27 0-9-6-12-12-12-3 0-14 0-17 14-9 31-27 105-33 128 0 1-16 35-48 35-21 0-25-19-25-34 0-24 11-58 23-87 5-12 7-18 7-26 0-19-14-35-35-35-40 0-56 61-56 65 0 5 5 5 6 5 4 0 4-1 6-9 11-36 26-51 43-51 4 0 11 0 11 13 0 11-5 23-7 29-16 42-25 68-25 89 0 39 28 50 51 50 29 0 43-19 51-28z"><text:p/></draw:path><draw:path draw:style-name="gr12" draw:text-style-name="P8" svg:width="0.097cm" svg:height="0.42cm" svg:x="0.27cm" svg:y="-0.001cm" svg:viewBox="0 0 98 421" svg:d="M98 416c0-1 0-1-7-9-53-54-66-133-66-197 0-73 16-146 67-198 6-6 6-6 6-7 0-4-2-5-4-5-4 0-42 29-68 83-21 46-26 92-26 127 0 33 5 83 28 131 25 52 62 80 66 80 2 0 4-1 4-5z"><text:p/></draw:path><draw:path draw:style-name="gr12" draw:text-style-name="P8" svg:width="0.209cm" svg:height="0.19cm" svg:x="0.405cm" svg:y="0.129cm" svg:viewBox="0 0 210 191" svg:d="M128 59c3-11 14-49 42-49 3 0 12 0 22 4-12 3-20 14-20 23 0 7 4 16 15 16 10 0 23-9 23-25 0-22-25-28-40-28-24 0-38 23-43 32-11-27-33-32-45-32-45 0-69 54-69 65 0 5 4 4 5 5 4 0 5-1 6-5 14-45 42-55 56-55 9 0 23 3 23 27 0 13-7 42-23 101-7 27-21 44-39 44-4 0-13 0-22-5 11-3 21-11 21-23s-10-15-16-15c-13 0-24 11-24 24 0 20 22 28 40 28 27 0 43-30 44-32 5 15 20 32 46 32 43 0 67-54 67-65 0-3-4-3-5-3-4 0-5 1-6 3-13 46-42 56-55 56-17 0-24-14-24-28 0-10 3-18 7-37 5-20 10-39 14-58z"><text:p/></draw:path><draw:path draw:style-name="gr12" draw:text-style-name="P8" svg:width="0.096cm" svg:height="0.42cm" svg:x="0.658cm" svg:y="-0.001cm" svg:viewBox="0 0 97 421" svg:d="M97 210c0-32-5-83-27-131-26-51-62-79-66-79-3 0-4 2-4 5 0 1 0 1 8 9 41 41 65 109 65 196 0 71-15 146-68 199-5 6-5 6-5 7 0 2 1 5 4 5 4 0 42-29 67-83 21-46 26-93 26-128z"><text:p/></draw:path><draw:path draw:style-name="gr12" draw:text-style-name="P8" svg:width="0.203cm" svg:height="0.202cm" svg:x="0.953cm" svg:y="0.108cm" svg:viewBox="0 0 204 203" svg:d="M102 90c-28-27-56-56-84-84-5-5-6-6-10-6-3 0-8 4-8 8 0 3 1 4 6 9 28 27 56 56 84 84-28 28-56 56-84 85-5 5-6 6-6 9 0 5 5 8 8 8 4 0 5-1 10-6 28-29 56-56 84-84 29 29 59 58 88 88 2 0 3 2 6 2 5 0 8-3 8-8 0-1 0-3-1-5-1-1-67-67-89-89 25-25 52-52 77-77 2-2 8-7 11-10 0-1 2-3 2-6 0-4-3-8-8-8-4 0-5 1-10 6-28 28-56 57-84 84z"><text:p/></draw:path><draw:path draw:style-name="gr12" draw:text-style-name="P8" svg:width="0.184cm" svg:height="0.19cm" svg:x="1.324cm" svg:y="0.129cm" svg:viewBox="0 0 185 191" svg:d="M185 30c0-23-11-30-18-30-11 0-21 11-21 20 0 6 2 9 6 14 10 8 15 19 15 33 0 18-25 115-75 115-21 0-31-15-31-37 0-24 11-54 24-90 3-6 5-12 5-20 0-19-13-35-35-35-39 0-55 61-55 65 0 5 4 4 5 5 5 0 5-1 7-9 12-42 30-51 42-51 4 0 11 0 11 13 0 11-4 21-7 30-18 48-24 67-24 86 0 45 37 52 56 52 71 0 95-139 95-161z"><text:p/></draw:path><draw:path draw:style-name="gr12" draw:text-style-name="P8" svg:width="0.096cm" svg:height="0.42cm" svg:x="1.574cm" svg:y="-0.001cm" svg:viewBox="0 0 97 421" svg:d="M97 416c0-1 0-1-7-9-53-54-66-133-66-197 0-73 16-146 68-198 5-6 5-6 5-7 0-4-1-5-3-5-5 0-44 29-68 83-21 46-26 92-26 127 0 33 4 83 28 131 25 52 61 80 66 80 2 0 3-1 3-5z"><text:p/></draw:path><draw:path draw:style-name="gr12" draw:text-style-name="P8" svg:width="0.209cm" svg:height="0.19cm" svg:x="1.709cm" svg:y="0.129cm" svg:viewBox="0 0 210 191" svg:d="M128 59c3-11 12-49 42-49 2 0 12 0 21 4-12 3-21 14-21 23 0 7 5 16 17 16 9 0 23-9 23-25 0-22-25-28-40-28-24 0-39 23-44 32-11-27-34-32-46-32-43 0-67 54-67 65 0 5 4 5 5 5 4 0 5-1 5-5 14-45 42-55 56-55 9 0 23 3 23 27 0 13-7 42-23 101-6 27-21 44-39 44-3 0-12 0-22-5 11-3 20-11 20-23s-9-15-15-15c-13 0-23 11-23 24 0 20 20 28 40 28 27 0 42-30 44-32 5 15 19 32 44 32 45 0 69-54 69-65 0-3-4-3-6-3-4 0-4 1-5 3-14 46-43 56-56 56-17 0-23-14-23-28 0-10 2-18 7-37 5-20 10-39 14-58z"><text:p/></draw:path><draw:path draw:style-name="gr12" draw:text-style-name="P8" svg:width="0.097cm" svg:height="0.42cm" svg:x="1.961cm" svg:y="-0.001cm" svg:viewBox="0 0 98 421" svg:d="M98 210c0-32-4-83-27-131-25-51-63-79-66-79s-5 2-5 5c0 1 0 1 8 9 41 41 65 109 65 196 0 71-15 146-67 199-6 6-6 6-6 7 0 2 2 5 5 5s42-29 67-83c22-46 26-93 26-128z"><text:p/></draw:path></draw:g></draw:g></text:p>
          </table:table-cell>
          <table:table-cell table:style-name="Tableau1.D2" office:value-type="string">
            <text:p text:style-name="Table_20_Contents"><draw:g text:anchor-type="as-char" svg:y="-0.339cm" draw:z-index="18" draw:name="Forme16" draw:style-name="gr9"><svg:title>TexMaths</svg:title><svg:desc>12§display§u’(x) \times v(x) + u(x) \times v’(x)§svg§600§FALSE§</svg:desc><draw:g draw:style-name="gr2"><draw:path draw:style-name="gr10" draw:text-style-name="P6" svg:width="4.894cm" svg:height="0.399cm" svg:x="0.008cm" svg:y="0.022cm" svg:viewBox="0 0 4895 400" svg:d="M0 0c1631 0 3264 0 4895 0 0 133 0 267 0 400-1631 0-3264 0-4895 0 0-133 0-267 0-400z"><text:p/></draw:path><draw:path draw:style-name="gr12" draw:text-style-name="P8" svg:width="0.216cm" svg:height="0.19cm" svg:x="-0.001cm" svg:y="0.152cm" svg:viewBox="0 0 217 191" svg:d="M136 163c4 17 19 28 37 28 15 0 25-10 31-23 7-15 13-41 13-42 0-4-3-4-5-4-4 0-4 2-6 8-6 24-14 51-32 51-8 0-13-4-13-19 0-8 6-29 8-43 4-16 9-31 12-46 1-6 6-23 7-29 3-9 8-25 8-28 0-8-6-11-14-11-1 0-13 0-15 14-9 31-28 105-33 128 0 1-16 34-48 34-21 0-26-18-26-33 0-24 12-58 23-87 6-13 7-18 7-26 0-19-13-35-34-35-40 0-56 61-56 65 0 5 4 3 5 5 5 0 5-2 7-9 11-36 26-51 43-51 4 0 10 0 10 13 0 11-5 23-7 29-16 42-24 68-24 89 0 39 28 50 51 50 28 0 43-19 51-28z"><text:p/></draw:path><draw:path draw:style-name="gr12" draw:text-style-name="P8" svg:width="0.073cm" svg:height="0.152cm" svg:x="0.243cm" svg:y="0cm" svg:viewBox="0 0 74 153" svg:d="M71 25c2-5 3-7 3-8 0-10-8-17-18-17s-14 10-15 14c-13 42-27 84-40 128 0 1-1 2-1 5s10 6 12 6c1 0 2 0 4-5 18-41 37-82 55-123z"><text:p/></draw:path><draw:path draw:style-name="gr12" draw:text-style-name="P8" svg:width="0.096cm" svg:height="0.419cm" svg:x="0.389cm" svg:y="0.023cm" svg:viewBox="0 0 97 420" svg:d="M97 416c0-2 0-2-7-9-53-53-66-133-66-196 0-74 16-147 67-200 6-5 6-5 6-6 0-4-1-5-3-5-5 0-44 29-68 82-21 47-26 93-26 129 0 32 4 82 28 130 25 52 61 79 66 79 2 0 3-1 3-4z"><text:p/></draw:path><draw:path draw:style-name="gr12" draw:text-style-name="P8" svg:width="0.209cm" svg:height="0.19cm" svg:x="0.523cm" svg:y="0.152cm" svg:viewBox="0 0 210 191" svg:d="M128 59c3-11 12-49 42-49 2 0 12 0 21 4-12 3-21 14-21 23 0 7 5 16 17 16 9 0 23-9 23-25 0-22-25-28-40-28-25 0-39 23-44 32-11-27-34-32-46-32-44 0-68 54-68 65 0 5 5 5 6 5 2 0 5-2 5-5 14-45 42-55 56-55 9 0 23 3 23 27 0 13-7 42-23 101-6 27-21 43-39 43-3 0-12 0-22-4 11-3 20-11 20-23s-9-15-15-15c-13 0-23 11-23 24 0 20 20 28 40 28 27 0 42-29 43-32 6 15 20 32 45 32 45 0 69-54 69-65 0-4-5-4-6-4-4 0-4 2-5 4-14 46-43 55-56 55-17 0-23-13-23-27 0-9 2-18 7-38 5-19 10-38 14-57z"><text:p/></draw:path><draw:path draw:style-name="gr12" draw:text-style-name="P8" svg:width="0.097cm" svg:height="0.419cm" svg:x="0.775cm" svg:y="0.023cm" svg:viewBox="0 0 98 420" svg:d="M98 211c0-33-4-84-27-132-27-51-63-79-66-79s-5 1-5 5c0 1 0 1 8 9 41 41 65 108 65 197 0 71-15 144-67 199-6 4-6 4-6 6 0 3 2 4 5 4s42-28 67-81c22-47 26-94 26-128z"><text:p/></draw:path><draw:path draw:style-name="gr12" draw:text-style-name="P8" svg:width="0.202cm" svg:height="0.202cm" svg:x="1.072cm" svg:y="0.131cm" svg:viewBox="0 0 203 203" svg:d="M102 90c-29-28-56-56-85-84-5-5-6-6-9-6-4 0-8 4-8 8 0 3 0 4 5 9 27 29 56 56 84 85-28 28-57 55-84 84-5 5-5 6-5 9 0 4 4 8 8 8 3 0 4-1 9-6 27-29 56-56 84-84 29 29 59 58 87 88 2 0 4 2 6 2 5 0 9-4 9-8 0-2 0-3-1-5-30-30-68-68-89-88 26-26 51-52 78-78 1-2 8-7 11-10 0-1 1-3 1-6 0-4-4-8-9-8-3 0-4 1-9 6-28 28-55 56-83 84z"><text:p/></draw:path><draw:path draw:style-name="gr12" draw:text-style-name="P8" svg:width="0.185cm" svg:height="0.19cm" svg:x="1.443cm" svg:y="0.152cm" svg:viewBox="0 0 186 191" svg:d="M186 30c0-23-11-30-19-30-11 0-21 11-21 20 0 6 3 9 8 12 8 10 14 21 14 35 0 18-26 114-76 114-21 0-31-14-31-36 0-24 12-54 24-90 4-7 6-12 6-20 0-19-14-35-35-35-39 0-56 61-56 65 0 5 5 5 6 5 4 0 5-2 6-9 13-42 31-51 43-51 4 0 11 0 11 13 0 11-5 21-7 30-19 48-24 68-24 86 0 46 37 52 56 52 71 0 95-139 95-161z"><text:p/></draw:path><draw:path draw:style-name="gr12" draw:text-style-name="P8" svg:width="0.097cm" svg:height="0.419cm" svg:x="1.693cm" svg:y="0.023cm" svg:viewBox="0 0 98 420" svg:d="M98 416c0-2 0-2-7-9-53-53-67-133-67-196 0-74 17-147 68-200 6-5 6-5 6-6 0-4-2-5-4-5-5 0-42 29-68 82-21 47-26 93-26 129 0 32 5 82 28 130 25 52 61 79 66 79 2 0 4-1 4-4z"><text:p/></draw:path><draw:path draw:style-name="gr12" draw:text-style-name="P8" svg:width="0.209cm" svg:height="0.19cm" svg:x="1.827cm" svg:y="0.152cm" svg:viewBox="0 0 210 191" svg:d="M128 59c3-11 12-49 42-49 3 0 12 0 22 4-12 3-20 14-20 23 0 7 4 16 15 16 10 0 23-9 23-25 0-22-25-28-40-28-24 0-38 23-44 32-10-27-32-32-44-32-45 0-69 54-69 65 0 5 4 5 5 5 4 0 5-2 6-5 14-45 42-55 56-55 8 0 23 3 23 27 0 13-7 42-23 101-7 27-21 43-40 43-3 0-12 0-21-4 11-3 19-11 19-23s-8-15-15-15c-12 0-23 11-23 24 0 20 22 28 40 28 27 0 43-29 44-32 5 15 20 32 46 32 43 0 67-54 67-65 0-4-4-4-5-4-4 0-5 2-6 4-13 46-42 55-55 55-17 0-24-13-24-27 0-9 2-18 7-38 5-19 10-38 14-57z"><text:p/></draw:path><draw:path draw:style-name="gr12" draw:text-style-name="P8" svg:width="0.096cm" svg:height="0.419cm" svg:x="2.08cm" svg:y="0.023cm" svg:viewBox="0 0 97 420" svg:d="M97 211c0-33-5-84-27-132-26-51-62-79-66-79-3 0-4 1-4 5 0 1 0 1 7 9 42 41 66 108 66 197 0 71-15 144-68 199-5 4-5 4-5 6 0 3 1 4 4 4 4 0 42-28 67-81 21-47 26-94 26-128z"><text:p/></draw:path><draw:path draw:style-name="gr12" draw:text-style-name="P8" svg:width="0.28cm" svg:height="0.278cm" svg:x="2.337cm" svg:y="0.092cm" svg:viewBox="0 0 281 279" svg:d="M149 149c39 0 78 0 117 0 6 0 15 0 15-8 0-10-9-10-15-10-39 0-78 0-117 0 0-40 0-78 0-118 0-6 0-13-9-13-8 0-8 7-8 13 0 40 0 78 0 118-40 0-78 0-118 0-6 0-14 0-14 10 0 8 8 8 14 8 40 0 78 0 118 0 0 38 0 78 0 116 0 6 0 14 8 14 9 0 9-8 9-14 0-38 0-78 0-116z"><text:p/></draw:path><draw:path draw:style-name="gr12" draw:text-style-name="P8" svg:width="0.216cm" svg:height="0.19cm" svg:x="2.746cm" svg:y="0.152cm" svg:viewBox="0 0 217 191" svg:d="M136 163c4 17 19 28 37 28 14 0 24-10 31-23 7-15 13-41 13-42 0-4-5-4-6-4-3 0-5 2-6 8-5 24-13 51-31 51-8 0-13-4-13-19 0-8 5-29 8-43 4-16 9-31 12-46 1-6 6-23 7-29 3-9 6-25 6-28 0-8-6-11-12-11-2 0-13 0-16 14-8 31-27 105-32 128 0 1-16 34-48 34-21 0-26-18-26-33 0-24 12-58 23-87 5-13 7-18 7-26 0-19-13-35-35-35-39 0-55 61-55 65 0 5 4 5 5 5 5 0 5-2 7-9 11-36 26-51 42-51 4 0 11 0 11 13 0 11-5 23-7 29-16 42-24 68-24 89 0 39 28 50 51 50 28 0 43-19 51-28z"><text:p/></draw:path><draw:path draw:style-name="gr12" draw:text-style-name="P8" svg:width="0.096cm" svg:height="0.419cm" svg:x="3.018cm" svg:y="0.023cm" svg:viewBox="0 0 97 420" svg:d="M97 416c0-2 0-2-7-9-53-53-66-133-66-196 0-74 16-147 68-200 5-5 5-5 5-6 0-4-1-5-3-5-5 0-42 29-68 82-21 47-26 93-26 129 0 32 5 82 28 130 25 52 61 79 66 79 2 0 3-1 3-4z"><text:p/></draw:path><draw:path draw:style-name="gr12" draw:text-style-name="P8" svg:width="0.209cm" svg:height="0.19cm" svg:x="3.152cm" svg:y="0.152cm" svg:viewBox="0 0 210 191" svg:d="M128 59c3-11 12-49 42-49 2 0 12 0 21 4-12 3-21 14-21 23 0 7 5 16 17 16 9 0 23-9 23-25 0-22-25-28-40-28-24 0-39 23-44 32-11-27-34-32-46-32-43 0-67 54-67 65 0 5 4 5 5 5 4 0 5-2 5-5 14-45 43-55 57-55 8 0 22 3 22 27 0 13-6 42-22 101-7 27-21 43-40 43-3 0-12 0-21-4 10-3 19-11 19-23s-9-15-15-15c-12 0-23 11-23 24 0 20 20 28 40 28 27 0 43-29 44-32 5 15 20 32 46 32 43 0 67-54 67-65 0-4-4-4-5-4-5 0-5 2-6 4-14 46-42 55-56 55-16 0-23-13-23-27 0-9 2-18 7-38 5-19 10-38 14-57z"><text:p/></draw:path><draw:path draw:style-name="gr12" draw:text-style-name="P8" svg:width="0.097cm" svg:height="0.419cm" svg:x="3.404cm" svg:y="0.023cm" svg:viewBox="0 0 98 420" svg:d="M98 211c0-33-4-84-27-132-25-51-63-79-66-79s-5 1-5 5c0 1 0 1 8 9 42 41 66 108 66 197 0 71-15 144-68 199-6 4-6 4-6 6 0 3 2 4 5 4s42-28 67-81c22-47 26-94 26-128z"><text:p/></draw:path><draw:path draw:style-name="gr12" draw:text-style-name="P8" svg:width="0.202cm" svg:height="0.202cm" svg:x="3.701cm" svg:y="0.131cm" svg:viewBox="0 0 203 203" svg:d="M102 90c-28-28-56-56-84-84-6-5-6-6-10-6s-8 4-8 8c0 3 0 4 5 9 29 29 56 56 85 85-29 28-56 55-85 84-5 5-5 6-5 9 0 4 4 8 8 8s4-1 10-6c28-29 55-56 83-84 29 29 59 58 87 88 2 0 4 2 6 2 6 0 9-4 9-8 0-2 0-3-1-5-29-30-68-68-88-88 25-26 52-52 77-78 2-2 8-7 11-10 0-1 1-3 1-6 0-4-3-8-9-8-2 0-4 1-9 6-28 28-55 56-83 84z"><text:p/></draw:path><draw:path draw:style-name="gr12" draw:text-style-name="P8" svg:width="0.184cm" svg:height="0.19cm" svg:x="4.073cm" svg:y="0.152cm" svg:viewBox="0 0 185 191" svg:d="M185 30c0-23-11-30-19-30-10 0-21 11-21 20 0 6 3 9 7 12 9 10 15 21 15 35 0 18-27 114-76 114-21 0-31-14-31-36 0-24 12-54 25-90 3-7 5-12 5-20 0-19-13-35-35-35-39 0-55 61-55 65 0 5 4 5 5 5 3 0 5-2 7-9 12-42 30-51 42-51 4 0 11 0 11 13 0 11-5 21-7 30-20 48-24 68-24 86 0 46 37 52 56 52 71 0 95-139 95-161z"><text:p/></draw:path><draw:path draw:style-name="gr12" draw:text-style-name="P8" svg:width="0.073cm" svg:height="0.152cm" svg:x="4.294cm" svg:y="0cm" svg:viewBox="0 0 74 153" svg:d="M72 25c2-5 2-7 2-8 0-10-8-17-18-17s-14 10-15 14c-13 42-27 84-40 128 0 1-1 2-1 5s10 6 12 6 2 0 4-5c19-41 37-82 56-123z"><text:p/></draw:path><draw:path draw:style-name="gr12" draw:text-style-name="P8" svg:width="0.096cm" svg:height="0.419cm" svg:x="4.44cm" svg:y="0.023cm" svg:viewBox="0 0 97 420" svg:d="M97 416c0-2 0-2-7-9-53-53-66-133-66-196 0-74 17-147 68-200 5-5 5-5 5-6 0-4-1-5-3-5-5 0-42 29-68 82-21 47-26 93-26 129 0 32 5 82 28 130 25 52 61 79 66 79 2 0 3-1 3-4z"><text:p/></draw:path><draw:path draw:style-name="gr12" draw:text-style-name="P8" svg:width="0.209cm" svg:height="0.19cm" svg:x="4.575cm" svg:y="0.152cm" svg:viewBox="0 0 210 191" svg:d="M128 59c3-11 12-49 42-49 3 0 12 0 21 4-11 3-21 14-21 23 0 7 5 16 17 16 10 0 23-9 23-25 0-22-25-28-40-28-24 0-39 23-44 32-11-27-34-32-46-32-43 0-67 54-67 65 0 5 4 5 5 5 4 0 5-2 6-5 13-45 42-55 56-55 8 0 23 3 23 27 0 13-7 42-23 101-7 27-21 43-40 43-3 0-12 0-21-4 10-3 19-11 19-23s-9-15-15-15c-12 0-23 11-23 24 0 20 20 28 40 28 27 0 43-29 44-32 5 15 20 32 46 32 43 0 67-54 67-65 0-4-4-4-5-4-4 0-5 2-6 4-13 46-42 55-56 55-16 0-23-13-23-27 0-9 2-18 7-38 5-19 10-38 14-57z"><text:p/></draw:path><draw:path draw:style-name="gr12" draw:text-style-name="P8" svg:width="0.097cm" svg:height="0.419cm" svg:x="4.827cm" svg:y="0.023cm" svg:viewBox="0 0 98 420" svg:d="M98 211c0-33-4-84-27-132-25-51-61-79-66-79-3 0-5 1-5 5 0 1 0 1 8 9 42 41 66 108 66 197 0 71-15 144-68 199-6 4-6 4-6 6 0 3 2 4 5 4 5 0 42-28 67-81 22-47 26-94 26-128z"><text:p/></draw:path></draw:g></draw:g></text:p>
          </table:table-cell>
        </table:table-row>
        <table:table-row>
          <table:table-cell table:style-name="Tableau1.A2" office:value-type="string">
            <text:p text:style-name="Table_20_Contents"><draw:g text:anchor-type="as-char" svg:y="-0.372cm" draw:z-index="4" draw:name="Forme17" draw:style-name="gr9"><svg:title>TexMaths</svg:title><svg:desc>12§display§x^3§svg§600§FALSE§</svg:desc><draw:g draw:style-name="gr2"><draw:path draw:style-name="gr10" draw:text-style-name="P6" svg:width="0.346cm" svg:height="0.327cm" svg:x="0.008cm" svg:y="0.021cm" svg:viewBox="0 0 347 328" svg:d="M0 0c115 0 232 0 347 0 0 109 0 219 0 328-115 0-232 0-347 0 0-109 0-219 0-328z"><text:p/></draw:path><draw:path draw:style-name="gr12" draw:text-style-name="P8" svg:width="0.207cm" svg:height="0.188cm" svg:x="-0.001cm" svg:y="0.183cm" svg:viewBox="0 0 208 189" svg:d="M129 59c2-11 12-49 42-49 1 0 12 0 20 6-12 1-20 12-20 22 0 6 5 15 17 15 8 0 20-7 20-24 0-23-23-29-37-29-24 0-40 23-45 32-11-27-32-32-45-32-44 0-68 55-68 65 0 5 4 2 5 5 4 0 5-2 6-5 14-45 42-55 57-55 7 0 22 3 22 28 0 12-7 41-22 100-8 26-22 43-41 43-3 0-12 0-21-5 11-2 19-11 19-23s-8-14-15-14c-12 0-23 11-23 24 0 19 22 26 40 26 27 0 43-27 44-31 5 16 21 31 46 31 43 0 66-52 66-63 0-4-4-4-5-4-3 0-3 1-5 4-14 45-42 55-56 55-16 0-23-13-23-28 0-8 2-18 7-37s10-38 15-57z"><text:p/></draw:path><draw:path draw:style-name="gr12" draw:text-style-name="P8" svg:width="0.135cm" svg:height="0.199cm" svg:x="0.242cm" svg:y="0cm" svg:viewBox="0 0 136 200" svg:d="M65 97c23 0 40 16 40 47 0 37-22 47-39 47-12 0-37-4-50-20 14-1 16-10 16-16 0-10-6-17-15-17s-17 6-17 18c0 27 31 44 66 44 41 0 70-26 70-56 0-23-19-46-52-53 31-11 42-32 42-50 0-24-26-41-59-41-32 0-57 16-57 40 0 9 6 15 15 15s15-7 15-15c0-9-6-15-15-15 10-13 30-17 41-17 13 0 33 6 33 33 0 12-5 25-12 35-10 10-18 12-33 12-7 1-8 1-10 1-1 0-3 1-3 3 0 5 3 5 8 5s11 0 16 0z"><text:p/></draw:path></draw:g></draw:g></text:p>
          </table:table-cell>
          <table:table-cell table:style-name="Tableau1.A2" office:value-type="string">
            <text:p text:style-name="Table_20_Contents"><draw:g text:anchor-type="as-char" svg:y="-0.377cm" draw:z-index="10" draw:name="Forme18" draw:style-name="gr9"><svg:title>TexMaths</svg:title><svg:desc>12§display§3x^2§svg§600§FALSE§</svg:desc><draw:g draw:style-name="gr2"><draw:path draw:style-name="gr10" draw:text-style-name="P6" svg:width="0.555cm" svg:height="0.334cm" svg:x="0.002cm" svg:y="0.024cm" svg:viewBox="0 0 556 335" svg:d="M279 335c-94 0-187 0-279 0 0-111 0-223 0-335 185 0 371 0 556 0 0 112 0 224 0 335-93 0-185 0-277 0z"><text:p/></draw:path><draw:path draw:style-name="gr12" draw:text-style-name="P8" svg:width="0.173cm" svg:height="0.289cm" svg:x="-0.001cm" svg:y="0.091cm" svg:viewBox="0 0 174 290" svg:d="M104 133c35-12 59-40 59-74 0-35-37-59-78-59-42 0-74 26-74 58 0 14 9 21 21 21 14 0 22-8 22-20 0-22-19-22-26-22 13-20 40-26 56-26 17 0 41 9 41 48 0 5-1 29-12 48-13 19-28 20-37 22-4 0-15 1-17 1-4 0-6 1-6 5s2 4 9 4c6 0 14 0 20 0 33 0 49 29 49 69 0 58-29 70-47 70s-50-7-65-33c15 3 28-7 28-23 0-15-11-22-23-22-11 0-24 6-24 24 0 38 40 66 85 66 52 0 89-39 89-82 0-34-26-66-70-75z"><text:p/></draw:path><draw:path draw:style-name="gr12" draw:text-style-name="P8" svg:width="0.208cm" svg:height="0.19cm" svg:x="0.204cm" svg:y="0.184cm" svg:viewBox="0 0 209 191" svg:d="M128 59c3-11 12-49 41-49 3 0 12 0 22 4-12 3-20 14-20 23 0 7 4 16 15 16 10 0 23-9 23-25 0-22-24-28-38-28-26 0-40 23-45 32-11-27-34-32-46-32-43 0-67 54-67 65 0 5 4 5 5 5 4 0 5-1 5-5 14-45 42-55 56-55 9 0 23 3 23 27 0 13-7 42-23 101-6 26-21 44-39 44-3 0-12 0-22-5 11-3 20-11 20-23s-9-16-15-16c-13 0-23 12-23 26 0 19 20 27 40 27 27 0 42-30 43-32 6 15 20 32 45 32 44 0 68-54 68-65 0-5-4-5-5-5-4 0-5 3-5 5-14 46-43 56-56 56-17 0-23-14-23-28 0-10 2-18 7-37 5-20 10-39 14-58z"><text:p/></draw:path><draw:path draw:style-name="gr12" draw:text-style-name="P8" svg:width="0.13cm" svg:height="0.195cm" svg:x="0.449cm" svg:y="0cm" svg:viewBox="0 0 131 196" svg:d="M131 143c-4 0-7 0-11 0 0 6-4 23-7 27-3 1-25 1-29 1-18 0-36 0-54 0 30-27 41-35 59-50 21-16 42-36 42-63 0-36-31-58-70-58-36 0-61 26-61 53 0 16 13 17 16 17 7 0 15-5 15-16 0-6-1-16-17-16 9-21 29-27 44-27 28 0 44 23 44 47 0 25-18 45-28 56-24 23-46 47-70 71-4 3-4 3-4 11 41 0 80 0 121 0 3-18 6-36 10-53z"><text:p/></draw:path></draw:g></draw:g></text:p>
          </table:table-cell>
          <table:table-cell table:style-name="Tableau1.A2" office:value-type="string">
            <text:p text:style-name="Table_20_Contents"><draw:g text:anchor-type="as-char" svg:y="-0.339cm" draw:z-index="19" draw:name="Forme19" draw:style-name="gr9"><svg:title>TexMaths</svg:title><svg:desc>12§display§\frac{u(x)}{v(x)}§svg§600§FALSE§</svg:desc><draw:g draw:style-name="gr2"><draw:path draw:style-name="gr10" draw:text-style-name="P6" svg:width="0.766cm" svg:height="0.951cm" svg:x="0.02cm" svg:y="0.022cm" svg:viewBox="0 0 767 952" svg:d="M385 952c-129 0-256 0-385 0 0-317 0-635 0-952 256 0 511 0 767 0 0 317 0 635 0 952-128 0-255 0-382 0z"><text:p/></draw:path><draw:path draw:style-name="gr12" draw:text-style-name="P8" svg:width="0.216cm" svg:height="0.19cm" svg:x="0.011cm" svg:y="0.13cm" svg:viewBox="0 0 217 191" svg:d="M136 163c5 17 19 28 37 28 16 0 25-10 31-23 7-16 13-41 13-42 0-4-3-4-4-4-5 0-5 2-6 8-6 24-15 52-33 52-8 0-13-6-13-19 0-9 6-30 10-44 3-16 7-30 10-46 2-6 6-21 8-29 2-9 7-25 7-27 0-9-6-12-13-12-2 0-12 1-16 15-8 30-26 105-32 126 0 3-17 36-48 36-22 0-26-19-26-34 0-24 11-57 23-87 5-12 7-18 7-26 0-19-14-35-35-35-40 0-56 61-56 65 0 5 5 5 6 5 4 0 4-2 6-8 11-37 26-52 43-52 4 0 10 0 10 14 0 10-4 22-7 29-16 41-24 67-24 87 0 41 28 51 51 51 28 0 44-18 51-28z"><text:p/></draw:path><draw:path draw:style-name="gr12" draw:text-style-name="P8" svg:width="0.096cm" svg:height="0.42cm" svg:x="0.282cm" svg:y="0cm" svg:viewBox="0 0 97 421" svg:d="M97 418c0-2 0-3-7-10-53-53-66-132-66-197 0-73 17-146 69-199 4-6 4-6 4-7 0-4-1-5-3-5-5 0-42 29-68 83-21 45-26 92-26 128 0 33 5 84 28 131 25 53 61 79 66 79 2 0 3-1 3-3z"><text:p/></draw:path><draw:path draw:style-name="gr12" draw:text-style-name="P8" svg:width="0.209cm" svg:height="0.19cm" svg:x="0.416cm" svg:y="0.13cm" svg:viewBox="0 0 210 191" svg:d="M129 60c2-12 12-50 42-50 1 0 12 0 20 6-12 1-20 12-20 22 0 6 4 15 16 15 9 0 23-7 23-24 0-23-25-29-39-29-24 0-40 23-45 32-11-27-33-32-45-32-44 0-68 55-68 65 0 5 4 5 5 5 4 0 5-2 6-5 13-45 42-55 57-55 7 0 21 3 21 28 0 14-6 41-21 100-8 26-22 44-41 44-3 0-12 0-21-6 10-2 19-10 19-22 0-11-9-15-15-15-12 0-23 11-23 24 0 19 20 28 40 28 27 0 43-29 44-31 5 15 21 31 46 31 43 0 67-54 67-65 0-4-4-4-5-4-5 0-5 2-6 5-14 45-42 55-56 55-16 0-23-14-23-27 0-10 2-19 7-37 5-20 10-39 15-58z"><text:p/></draw:path><draw:path draw:style-name="gr12" draw:text-style-name="P8" svg:width="0.098cm" svg:height="0.42cm" svg:x="0.668cm" svg:y="0cm" svg:viewBox="0 0 99 421" svg:d="M99 211c0-33-5-84-28-132-27-51-63-79-66-79s-5 2-5 5c0 1 0 1 8 9 41 42 65 108 65 197 0 72-15 147-67 199-6 5-6 6-6 8s2 3 5 3 42-29 67-81c22-47 27-94 27-129z"><text:p/></draw:path><draw:path draw:style-name="gr12" draw:text-style-name="P8" svg:width="0.809cm" svg:height="0.016cm" svg:x="-0.001cm" svg:y="0.487cm" svg:viewBox="0 0 810 17" svg:d="M406 17c-136 0-270 0-406 0 0-6 0-11 0-17 270 0 540 0 810 0 0 6 0 11 0 17-135 0-269 0-404 0z"><text:p/></draw:path><draw:path draw:style-name="gr12" draw:text-style-name="P8" svg:width="0.185cm" svg:height="0.19cm" svg:x="0.022cm" svg:y="0.703cm" svg:viewBox="0 0 186 191" svg:d="M186 29c0-23-12-29-19-29-11 0-20 11-20 20 0 5 2 8 7 12 8 9 13 20 13 35 0 18-25 114-74 114-22 0-32-14-32-36 0-24 12-55 24-90 4-7 6-13 6-20 0-19-14-35-35-35-39 0-56 61-56 65 0 3 5 3 6 3 4 0 5 0 6-7 13-42 31-51 43-51 4 0 11 0 11 13 0 11-5 21-7 29-19 49-24 68-24 86 0 46 36 53 56 53 71 0 95-139 95-162z"><text:p/></draw:path><draw:path draw:style-name="gr12" draw:text-style-name="P8" svg:width="0.096cm" svg:height="0.42cm" svg:x="0.272cm" svg:y="0.573cm" svg:viewBox="0 0 97 421" svg:d="M97 416c0-1 0-1-7-8-53-54-66-133-66-198 0-73 17-146 69-199 4-5 4-6 4-7 0-3-1-4-3-4-5 0-42 29-68 82-21 46-26 93-26 128 0 34 5 84 28 132 25 52 61 79 66 79 2 0 3-1 3-5z"><text:p/></draw:path><draw:path draw:style-name="gr12" draw:text-style-name="P8" svg:width="0.209cm" svg:height="0.19cm" svg:x="0.405cm" svg:y="0.703cm" svg:viewBox="0 0 210 191" svg:d="M129 59c2-11 12-49 42-49 1 0 12 0 20 4-12 3-20 14-20 23 0 7 4 15 16 15 9 0 23-8 23-24 0-22-25-28-39-28-24 0-40 22-45 31-11-27-33-31-45-31-44 0-68 54-68 65 0 3 4 3 5 3 4 0 5 0 5-3 14-46 43-55 56-55 9 0 23 3 23 27 0 13-7 41-23 101-6 25-20 43-39 43-3 0-12 0-21-5 10-2 19-12 19-22 0-12-9-16-15-16-12 0-23 11-23 25 0 19 20 28 40 28 27 0 43-30 44-33 5 16 19 33 46 33 43 0 67-54 67-65 0-5-4-5-6-5-4 0-4 3-5 5-14 46-43 55-56 55-16 0-23-13-23-27 0-10 2-18 7-38 5-19 10-38 15-57z"><text:p/></draw:path><draw:path draw:style-name="gr12" draw:text-style-name="P8" svg:width="0.098cm" svg:height="0.42cm" svg:x="0.657cm" svg:y="0.573cm" svg:viewBox="0 0 99 421" svg:d="M99 210c0-32-5-84-29-131-26-53-62-79-65-79s-5 1-5 4c0 1 0 2 8 9 41 42 65 109 65 197 0 72-15 146-67 199-6 6-6 6-6 7 0 3 2 5 5 5s42-29 67-83c21-45 27-92 27-128z"><text:p/></draw:path></draw:g></draw:g></text:p>
          </table:table-cell>
          <table:table-cell table:style-name="Tableau1.D2" office:value-type="string">
            <text:p text:style-name="Table_20_Contents"><draw:g text:anchor-type="as-char" svg:y="-0.601cm" draw:z-index="27" draw:name="Forme20" draw:style-name="gr9"><svg:title>TexMaths</svg:title><svg:desc>12§display§\frac{u’(x) \times v(x) - u(x) \times v’(x)}{v(x)^2}§svg§600§FALSE§</svg:desc><draw:g draw:style-name="gr2"><draw:path draw:style-name="gr10" draw:text-style-name="P6" svg:width="4.935cm" svg:height="0.953cm" svg:x="0.022cm" svg:y="0.021cm" svg:viewBox="0 0 4936 954" svg:d="M0 0c1645 0 3291 0 4936 0 0 318 0 636 0 954-1645 0-3291 0-4936 0 0-318 0-636 0-954z"><text:p/></draw:path><draw:path draw:style-name="gr12" draw:text-style-name="P8" svg:width="0.216cm" svg:height="0.19cm" svg:x="0.012cm" svg:y="0.132cm" svg:viewBox="0 0 217 191" svg:d="M136 162c4 18 19 29 37 29 15 0 25-10 31-24 7-15 8-28 13-41 0-5-3-5-5-5-4 0-4 3-6 7-6 24-14 53-32 53-8 0-13-6-13-19 0-10 6-29 8-44 4-16 9-30 12-46 1-6 6-22 7-29 3-9 8-25 8-27 0-8-6-12-14-12-1 0-13 1-15 15-9 30-28 105-33 126 0 3-16 36-48 36-21 0-26-19-26-35 0-22 12-56 23-85 6-13 7-19 7-27 0-18-13-34-34-34-40 0-56 61-56 65 0 3 4 2 5 3 5 0 5 0 7-7 11-37 26-53 43-53 4 0 10 2 10 15 0 9-5 23-7 29-16 42-24 67-24 88 0 40 28 51 51 51 28 0 43-19 51-29z"><text:p/></draw:path><draw:path draw:style-name="gr12" draw:text-style-name="P8" svg:width="0.073cm" svg:height="0.151cm" svg:x="0.256cm" svg:y="0cm" svg:viewBox="0 0 74 152" svg:d="M71 25c2-5 3-7 3-8 0-10-8-17-18-17s-14 10-15 14c-13 42-27 86-40 128 0 1-1 3-1 4 0 4 10 6 12 6 1 0 2 0 4-4 18-41 37-82 55-123z"><text:p/></draw:path><draw:path draw:style-name="gr12" draw:text-style-name="P8" svg:width="0.096cm" svg:height="0.421cm" svg:x="0.402cm" svg:y="0.003cm" svg:viewBox="0 0 97 422" svg:d="M97 417c0-1 0-2-7-9-53-53-66-132-66-197 0-73 16-146 67-199 6-5 6-6 6-7 0-3-1-5-3-5-5 0-44 29-68 83-21 47-26 93-26 128 0 33 4 84 28 132 25 52 61 79 66 79 2 0 3-1 3-5z"><text:p/></draw:path><draw:path draw:style-name="gr12" draw:text-style-name="P8" svg:width="0.209cm" svg:height="0.19cm" svg:x="0.536cm" svg:y="0.132cm" svg:viewBox="0 0 210 191" svg:d="M128 59c3-11 12-51 42-51 2 0 12 0 21 6-12 3-21 12-21 23 0 6 5 15 17 15 9 0 23-8 23-24 0-22-25-28-40-28-25 0-39 22-44 31-11-27-34-31-46-31-44 0-68 54-68 65 0 3 5 3 6 3 2 0 5 0 5-4 14-45 42-56 56-56 9 0 23 5 23 29 0 13-7 41-23 100-6 26-21 44-39 44-3 0-12 0-22-6 11-1 20-11 20-23 0-10-9-14-15-14-13 0-23 11-23 25 0 19 20 28 40 28 27 0 42-30 43-33 6 16 20 33 45 33 45 0 69-55 69-65 0-5-5-5-6-5-4 0-4 3-5 5-14 46-43 55-56 55-17 0-23-13-23-27 0-10 2-20 7-38 5-19 10-38 14-57z"><text:p/></draw:path><draw:path draw:style-name="gr12" draw:text-style-name="P8" svg:width="0.097cm" svg:height="0.421cm" svg:x="0.788cm" svg:y="0.003cm" svg:viewBox="0 0 98 422" svg:d="M98 211c0-32-4-84-27-132-27-51-63-79-66-79s-5 2-5 5c0 1 0 2 8 9 41 42 65 110 65 197 0 72-15 146-67 199-6 5-6 6-6 7 0 3 2 5 5 5s42-29 67-83c22-45 26-92 26-128z"><text:p/></draw:path><draw:path draw:style-name="gr12" draw:text-style-name="P8" svg:width="0.202cm" svg:height="0.203cm" svg:x="1.085cm" svg:y="0.11cm" svg:viewBox="0 0 203 204" svg:d="M102 90c-29-28-56-56-85-84-5-5-6-6-9-6-4 0-8 5-8 8 0 4 0 5 5 9 27 29 56 56 84 85-28 29-57 56-84 85-5 4-5 5-5 9 0 3 4 8 8 8 3 0 4-1 9-6 27-28 56-56 84-84 29 29 59 59 87 88 2 0 4 2 6 2 5 0 9-5 9-8 0-2 0-3-1-5 0-1-68-67-89-89 26-25 51-52 78-77 1-2 8-8 9-11 2-1 3-2 3-6 0-3-4-8-9-8-3 0-4 2-9 7-28 28-55 55-83 83z"><text:p/></draw:path><draw:path draw:style-name="gr12" draw:text-style-name="P8" svg:width="0.185cm" svg:height="0.19cm" svg:x="1.455cm" svg:y="0.132cm" svg:viewBox="0 0 186 191" svg:d="M186 29c0-23-11-29-19-29-11 0-21 11-21 19 0 6 3 9 8 13 8 9 14 20 14 35 0 18-26 114-76 114-21 0-31-14-31-37s12-54 24-89c4-7 6-13 6-21 0-18-14-34-35-34-39 0-56 61-56 65 0 3 5 3 6 3 4 0 5 0 6-7 12-43 31-53 43-53 4 0 11 0 11 15 0 9-5 21-7 29-19 49-24 68-24 86 0 46 36 53 56 53 71 0 95-141 95-162z"><text:p/></draw:path><draw:path draw:style-name="gr12" draw:text-style-name="P8" svg:width="0.096cm" svg:height="0.421cm" svg:x="1.705cm" svg:y="0.003cm" svg:viewBox="0 0 97 422" svg:d="M97 417c0-1 0-2-6-9-53-53-67-132-67-197 0-73 17-146 68-199 5-5 5-6 5-7 0-3-1-5-3-5-5 0-42 29-68 83-21 47-26 93-26 128 0 33 5 84 28 132 25 52 61 79 66 79 2 0 3-1 3-5z"><text:p/></draw:path><draw:path draw:style-name="gr12" draw:text-style-name="P8" svg:width="0.209cm" svg:height="0.19cm" svg:x="1.839cm" svg:y="0.132cm" svg:viewBox="0 0 210 191" svg:d="M128 59c3-11 12-51 42-51 3 0 12 0 22 6-12 3-20 12-20 23 0 6 4 15 15 15 10 0 23-8 23-24 0-22-25-28-40-28-24 0-38 22-44 31-10-27-32-31-46-31-43 0-67 54-67 65 0 3 4 3 5 3 4 0 5 0 6-4 14-45 42-56 56-56 8 0 23 5 23 29 0 13-7 41-23 100-7 26-21 44-40 44-3 0-12 0-21-6 11-1 19-11 19-23 0-10-8-14-15-14-12 0-23 11-23 25 0 19 22 28 40 28 27 0 43-30 44-33 5 16 20 33 46 33 43 0 67-55 67-65 0-5-4-5-5-5-4 0-5 3-6 5-13 46-42 55-55 55-17 0-24-13-24-27 0-10 2-20 7-38 5-19 10-38 14-57z"><text:p/></draw:path><draw:path draw:style-name="gr12" draw:text-style-name="P8" svg:width="0.096cm" svg:height="0.421cm" svg:x="2.092cm" svg:y="0.003cm" svg:viewBox="0 0 97 422" svg:d="M97 211c0-32-5-84-27-132-26-51-62-79-66-79-3 0-4 2-4 5 0 1 0 2 7 9 42 42 66 110 66 197 0 72-15 146-68 199-5 5-5 6-5 7 0 3 1 5 4 5 4 0 42-29 67-83 21-45 26-92 26-128z"><text:p/></draw:path><draw:path draw:style-name="gr12" draw:text-style-name="P8" svg:width="0.256cm" svg:height="0.016cm" svg:x="2.361cm" svg:y="0.205cm" svg:viewBox="0 0 257 17" svg:d="M242 17c8 0 15 0 15-9 0-8-7-8-15-8-75 0-152 0-228 0-7 0-14 0-14 8 0 9 7 9 14 9 76 0 153 0 228 0z"><text:p/></draw:path><draw:path draw:style-name="gr12" draw:text-style-name="P8" svg:width="0.216cm" svg:height="0.19cm" svg:x="2.759cm" svg:y="0.132cm" svg:viewBox="0 0 217 191" svg:d="M136 162c4 18 19 29 37 29 14 0 24-10 31-24 7-15 8-28 13-41 0-5-5-5-6-5-3 0-5 3-6 7-6 24-13 53-31 53-8 0-13-6-13-19 0-10 5-29 8-44 4-16 9-30 12-46 1-6 6-22 7-29 3-9 6-25 6-27 0-8-6-12-12-12-2 0-13 1-16 15-8 30-27 105-32 126 0 3-16 36-48 36-21 0-26-19-26-35 0-22 12-56 23-85 5-13 7-19 7-27 0-18-13-34-35-34-39 0-55 61-55 65 0 3 4 3 5 3 5 0 5 0 7-7 11-37 26-53 42-53 4 0 11 2 11 15 0 9-5 23-7 29-16 42-24 67-24 88 0 40 28 51 51 51 28 0 43-19 51-29z"><text:p/></draw:path><draw:path draw:style-name="gr12" draw:text-style-name="P8" svg:width="0.096cm" svg:height="0.421cm" svg:x="3.031cm" svg:y="0.003cm" svg:viewBox="0 0 97 422" svg:d="M97 417c0-1 0-2-7-9-53-53-66-132-66-197 0-73 16-146 68-199 5-5 5-6 5-7 0-3-1-5-3-5-5 0-42 29-68 83-21 47-26 93-26 128 0 33 5 84 28 132 25 52 61 79 66 79 2 0 3-1 3-5z"><text:p/></draw:path><draw:path draw:style-name="gr12" draw:text-style-name="P8" svg:width="0.209cm" svg:height="0.19cm" svg:x="3.165cm" svg:y="0.132cm" svg:viewBox="0 0 210 191" svg:d="M128 59c3-11 12-51 42-51 2 0 12 0 21 6-12 3-21 12-21 23 0 6 5 15 17 15 9 0 23-8 23-24 0-22-25-28-40-28-24 0-39 22-44 31-11-27-34-31-46-31-43 0-67 54-67 65 0 3 4 3 5 3 4 0 5 0 5-4 14-45 43-56 56-56 9 0 23 5 23 29 0 13-7 41-23 100-6 26-20 44-39 44-3 0-12 0-21-6 10-1 19-11 19-23 0-10-9-14-15-14-13 0-23 11-23 25 0 19 20 28 40 28 27 0 43-30 44-33 5 16 19 33 46 33 43 0 67-55 67-65 0-5-4-5-5-5-5 0-5 3-6 5-14 46-42 55-56 55-16 0-23-13-23-27 0-10 2-20 7-38 5-19 10-38 14-57z"><text:p/></draw:path><draw:path draw:style-name="gr12" draw:text-style-name="P8" svg:width="0.097cm" svg:height="0.421cm" svg:x="3.417cm" svg:y="0.003cm" svg:viewBox="0 0 98 422" svg:d="M98 211c0-32-4-84-27-132-25-51-63-79-66-79s-5 2-5 5c0 1 0 2 8 9 41 42 65 110 65 197 0 72-15 146-67 199-6 5-6 6-6 7 0 3 2 5 5 5s42-29 67-83c22-45 26-92 26-128z"><text:p/></draw:path><draw:path draw:style-name="gr12" draw:text-style-name="P8" svg:width="0.202cm" svg:height="0.203cm" svg:x="3.713cm" svg:y="0.11cm" svg:viewBox="0 0 203 204" svg:d="M102 90c-29-28-56-56-85-84-5-5-5-6-9-6s-8 5-8 8c0 4 0 5 5 9 29 29 56 56 85 85-29 29-56 56-85 85-5 4-5 5-5 9 0 3 4 8 8 8s4-1 9-6c27-28 56-56 84-84 29 29 59 59 87 88 2 0 4 2 6 2 6 0 9-5 9-8 0-2 0-3-1-5 0-1-68-67-88-89 25-25 52-52 77-77 2-2 8-8 11-11 0-1 1-2 1-6 0-3-3-8-9-8-2 0-4 2-9 7-28 28-55 55-83 83z"><text:p/></draw:path><draw:path draw:style-name="gr12" draw:text-style-name="P8" svg:width="0.184cm" svg:height="0.19cm" svg:x="4.085cm" svg:y="0.132cm" svg:viewBox="0 0 185 191" svg:d="M185 29c0-23-11-29-19-29-10 0-21 11-21 19 0 6 3 9 7 13 9 9 15 20 15 35 0 18-27 114-76 114-21 0-31-14-31-37s12-54 25-89c3-7 5-13 5-21 0-18-13-34-35-34-39 0-55 61-55 65 0 3 4 3 5 3 3 0 5 0 6-7 13-43 31-53 43-53 4 0 11 0 11 15 0 9-5 21-7 29-20 49-24 68-24 86 0 46 37 53 56 53 71 0 95-141 95-162z"><text:p/></draw:path><draw:path draw:style-name="gr12" draw:text-style-name="P8" svg:width="0.073cm" svg:height="0.151cm" svg:x="4.306cm" svg:y="0cm" svg:viewBox="0 0 74 152" svg:d="M72 25c2-5 2-7 2-8 0-10-8-17-18-17s-14 10-15 14c-13 42-27 86-40 128 0 1-1 3-1 4 0 4 10 6 12 6 1 0 2 0 4-4 19-41 37-82 56-123z"><text:p/></draw:path><draw:path draw:style-name="gr12" draw:text-style-name="P8" svg:width="0.096cm" svg:height="0.421cm" svg:x="4.452cm" svg:y="0.003cm" svg:viewBox="0 0 97 422" svg:d="M97 417c0-1 0-2-7-9-53-53-66-132-66-197 0-73 16-146 68-199 5-5 5-6 5-7 0-3-1-5-3-5-5 0-42 29-68 83-21 47-26 93-26 128 0 33 5 84 28 132 25 52 61 79 66 79 2 0 3-1 3-5z"><text:p/></draw:path><draw:path draw:style-name="gr12" draw:text-style-name="P8" svg:width="0.209cm" svg:height="0.19cm" svg:x="4.587cm" svg:y="0.132cm" svg:viewBox="0 0 210 191" svg:d="M128 59c3-11 12-51 42-51 2 0 12 0 21 6-12 3-21 12-21 23 0 6 5 15 17 15 9 0 23-8 23-24 0-22-25-28-40-28-24 0-39 22-44 31-11-27-34-31-46-31-43 0-67 54-67 65 0 3 4 3 5 3 4 0 5 0 5-4 14-45 43-56 56-56 9 0 23 5 23 29 0 13-7 41-23 100-6 26-20 44-39 44-3 0-12 0-21-6 10-1 19-11 19-23 0-10-9-14-15-14-12 0-23 11-23 25 0 19 20 28 40 28 27 0 43-30 44-33 5 16 20 33 46 33 43 0 67-55 67-65 0-5-4-5-5-5-5 0-5 3-6 5-14 46-42 55-56 55-16 0-23-13-23-27 0-10 2-20 7-38 5-19 10-38 14-57z"><text:p/></draw:path><draw:path draw:style-name="gr12" draw:text-style-name="P8" svg:width="0.097cm" svg:height="0.421cm" svg:x="4.839cm" svg:y="0.003cm" svg:viewBox="0 0 98 422" svg:d="M98 211c0-32-4-84-27-132-25-51-63-79-66-79s-5 2-5 5c0 1 0 2 8 9 41 42 66 110 66 197 0 72-15 146-68 199-6 5-6 6-6 7 0 3 2 5 5 5s42-29 67-83c22-45 26-92 26-128z"><text:p/></draw:path><draw:path draw:style-name="gr12" draw:text-style-name="P8" svg:width="4.978cm" svg:height="0.016cm" svg:x="0cm" svg:y="0.49cm" svg:viewBox="0 0 4979 17" svg:d="M0 0c1659 0 3320 0 4979 0 0 6 0 11 0 17-1659 0-3320 0-4979 0 0-6 0-11 0-17z"><text:p/></draw:path><draw:path draw:style-name="gr12" draw:text-style-name="P8" svg:width="0.184cm" svg:height="0.19cm" svg:x="2.013cm" svg:y="0.707cm" svg:viewBox="0 0 185 191" svg:d="M185 30c0-23-11-30-18-30-11 0-22 11-22 20 0 5 3 9 7 12 9 9 15 21 15 35 0 18-25 114-76 114-20 0-31-14-31-36 0-24 12-54 25-90 3-7 5-13 5-20 0-19-13-35-35-35-39 0-55 61-55 65 0 5 4 5 5 5 5 0 5-2 7-9 12-42 30-51 42-51 4 0 11 0 11 13 0 11-5 21-7 30-18 48-24 67-24 86 0 45 37 52 56 52 71 0 95-139 95-161z"><text:p/></draw:path><draw:path draw:style-name="gr12" draw:text-style-name="P8" svg:width="0.097cm" svg:height="0.42cm" svg:x="2.262cm" svg:y="0.575cm" svg:viewBox="0 0 98 421" svg:d="M98 416c0-1 0-1-7-8-53-53-66-133-66-198 0-73 16-146 67-199 6-5 6-6 6-7 0-3-2-4-4-4-4 0-42 29-66 82-22 46-28 93-28 128 0 34 5 84 29 132 25 51 61 79 65 79 2 0 4-1 4-5z"><text:p/></draw:path><draw:path draw:style-name="gr12" draw:text-style-name="P8" svg:width="0.209cm" svg:height="0.19cm" svg:x="2.396cm" svg:y="0.707cm" svg:viewBox="0 0 210 191" svg:d="M130 59c2-11 12-49 40-49 3 0 14 0 22 4-12 3-20 14-20 23 0 7 4 16 15 16 10 0 23-9 23-25 0-22-24-28-38-28-26 0-40 23-45 32-11-27-33-32-45-32-45 0-69 54-69 65 0 5 5 5 6 5 3 0 4-2 5-5 14-45 42-55 56-55 9 0 23 3 23 27 0 13-7 42-23 101-6 26-21 43-39 43-3 0-12 0-22-5 11-2 21-10 21-22s-10-15-16-15c-13 0-24 11-24 24 0 19 22 28 40 28 28 0 43-29 44-33 6 16 20 33 46 33 43 0 68-54 68-65 0-5-5-5-6-5-4 0-5 3-5 5-14 46-43 55-56 55-17 0-23-13-23-27 0-10 2-18 7-38 5-19 10-38 15-57z"><text:p/></draw:path><draw:path draw:style-name="gr12" draw:text-style-name="P8" svg:width="0.097cm" svg:height="0.42cm" svg:x="2.649cm" svg:y="0.575cm" svg:viewBox="0 0 98 421" svg:d="M98 210c0-32-4-83-28-131-26-51-62-79-65-79-4 0-5 1-5 4 0 1 0 2 8 9 41 42 65 109 65 197 0 72-15 146-67 200-6 5-6 5-6 6 0 4 1 5 5 5 3 0 42-29 66-82 21-46 27-93 27-129z"><text:p/></draw:path><draw:path draw:style-name="gr12" draw:text-style-name="P8" svg:width="0.13cm" svg:height="0.195cm" svg:x="2.807cm" svg:y="0.574cm" svg:viewBox="0 0 131 196" svg:d="M131 142c-4 0-6 0-10 0-1 6-5 24-8 26s-25 2-29 2c-18 0-36 0-54 0 30-27 41-36 59-49 21-18 42-36 42-63 0-36-31-58-70-58-36 0-61 25-61 53 0 14 13 15 16 15 7 0 15-4 15-15 0-5-1-16-17-16 9-20 29-27 44-27 28 0 44 24 44 48 0 25-18 45-28 56-24 23-46 47-70 70-4 2-4 3-4 12 41 0 82 0 122 0 3-18 6-36 9-54z"><text:p/></draw:path></draw:g></draw:g></text:p>
          </table:table-cell>
        </table:table-row>
        <table:table-row>
          <table:table-cell table:style-name="Tableau1.A2" office:value-type="string">
            <text:p text:style-name="Table_20_Contents"><draw:g text:anchor-type="as-char" svg:y="-0.307cm" draw:z-index="24" draw:name="Forme21" draw:style-name="gr9"><svg:title>TexMaths</svg:title><svg:desc>12§display§x^{\color{Red}n}§svg§600§FALSE§</svg:desc><draw:g draw:style-name="gr2"><draw:path draw:style-name="gr10" draw:text-style-name="P6" svg:width="0.389cm" svg:height="0.262cm" svg:x="0.008cm" svg:y="0.022cm" svg:viewBox="0 0 390 263" svg:d="M0 0c130 0 261 0 390 0 0 88 0 175 0 263-129 0-260 0-390 0 0-88 0-175 0-263z"><text:p/></draw:path><draw:path draw:style-name="gr12" draw:text-style-name="P8" svg:width="0.209cm" svg:height="0.187cm" svg:x="-0.001cm" svg:y="0.118cm" svg:viewBox="0 0 210 188" svg:d="M129 59c2-11 12-51 42-51 2 0 12 0 20 6-11 3-19 12-19 23 0 6 3 15 15 15 10 0 23-8 23-24 0-22-25-28-39-28-24 0-39 22-45 31-10-27-32-31-44-31-45 0-69 54-69 65 0 3 4 2 5 3 4 0 5-1 6-4 14-45 42-56 56-56 8 0 23 5 23 29 0 13-7 41-23 100-7 25-21 42-40 42-3 0-12 0-21-5 11-2 19-11 19-22 0-12-8-14-15-14-12 0-23 11-23 23 0 19 22 27 40 27 27 0 43-28 44-32 5 16 20 32 46 32 43 0 67-52 67-63 0-4-4-4-5-4-3 0-5 1-6 5-13 43-42 53-55 53-17 0-24-13-24-27 0-8 2-18 7-37s10-38 15-56z"><text:p/></draw:path><draw:path draw:style-name="gr13" draw:text-style-name="P7" svg:width="0.179cm" svg:height="0.131cm" svg:x="0.24cm" svg:y="0cm" svg:viewBox="0 0 180 132" svg:d="M22 110c-2 5-2 8-3 12 0 8 5 10 10 10 6 0 11-4 12-6s3-12 5-18 4-19 7-26c1-8 3-14 5-21 3-12 3-14 12-26 8-11 22-27 44-27 17 0 17 15 17 21 0 18-12 50-17 62-4 9-5 11-5 16 0 15 14 25 29 25 29 0 42-40 42-44s-3-4-5-4c-3 0-4 1-6 5-6 23-19 35-31 35-6 0-7-4-7-10 0-7 1-11 7-24 4-8 16-40 16-56 0-29-23-34-39-34-24 0-41 14-50 26-1-20-19-26-31-26s-20 10-23 16c-7 10-11 27-11 28 0 5 4 5 5 5 5 0 5-1 7-9 4-17 10-32 20-32 9 0 11 6 11 15 0 5-3 15-5 24-2 7-6 20-7 26-3 12-6 24-9 37z"><text:p/></draw:path></draw:g></draw:g></text:p>
          </table:table-cell>
          <table:table-cell table:style-name="Tableau1.A2" office:value-type="string">
            <text:p text:style-name="Table_20_Contents"><draw:g text:anchor-type="as-char" svg:y="-0.372cm" draw:z-index="31" draw:style-name="gr1"><svg:title>TexMaths</svg:title><svg:desc>12§display§{\color{Red}n} x^{{\color{Red}n}-1}§svg§600§FALSE§</svg:desc><draw:g draw:style-name="gr2"><draw:path draw:style-name="gr14" draw:text-style-name="P6" svg:width="1.06cm" svg:height="0.329cm" svg:x="0.01cm" svg:y="0.022cm" svg:viewBox="0 0 1061 330" svg:d="M530 330c-177 0-354 0-530 0 0-111 0-220 0-330 354 0 707 0 1061 0 0 110 0 219 0 330-177 0-354 0-531 0z"><text:p/></draw:path><draw:path draw:style-name="gr15" draw:text-style-name="P7" svg:width="0.228cm" svg:height="0.19cm" svg:x="0.001cm" svg:y="0.184cm" svg:viewBox="0 0 229 191" svg:d="M25 161c-1 7-3 16-3 18 0 8 6 12 12 12 4 0 13-4 15-12 0-2 6-21 9-32 3-13 6-26 9-38 3-8 5-18 6-27 3-8 6-20 6-22 6-12 29-50 69-50 19 0 22 15 22 28 0 27-20 81-27 99-4 9-4 14-4 19 0 20 15 35 35 35 40 0 55-62 55-65 0-5-3-5-6-5s-3 1-6 8c-8 28-21 52-43 52-7 0-10-4-10-13 0-11 4-22 8-30 8-23 26-70 26-94 0-27-18-44-49-44-37 0-58 26-65 36-2-23-20-36-40-36-19 0-27 17-31 24-7 14-13 40-13 41 0 3 5 3 6 3 4 0 4 0 7-9 7-29 16-49 30-49 9 0 13 4 13 19 0 8-1 13-7 35-8 32-15 64-24 97z"><text:p/></draw:path><draw:path draw:style-name="gr16" draw:text-style-name="P8" svg:width="0.209cm" svg:height="0.19cm" svg:x="0.254cm" svg:y="0.184cm" svg:viewBox="0 0 210 191" svg:d="M128 59c3-11 12-49 42-49 3 0 12 0 22 4-12 3-20 14-20 23 0 7 4 15 15 15 10 0 23-8 23-24 0-22-25-28-40-28-24 0-38 23-44 32-10-28-32-32-44-32-45 0-69 54-69 65 0 3 4 2 5 3 4 0 5 0 6-3 14-46 42-55 56-55 8 0 23 3 23 27 0 13-7 42-23 101-7 25-21 43-40 43-3 0-12 0-21-5 11-2 19-12 19-23 0-12-8-15-15-15-12 0-23 11-23 25 0 19 22 28 40 28 27 0 43-30 44-33 5 16 20 33 46 33 43 0 67-54 67-65 0-5-4-5-5-5-4 0-5 2-6 5-13 45-42 55-55 55-17 0-24-13-24-28 0-9 2-18 7-37s10-38 14-57z"><text:p/></draw:path><draw:path draw:style-name="gr17" draw:text-style-name="P7" svg:width="0.179cm" svg:height="0.132cm" svg:x="0.496cm" svg:y="0.067cm" svg:viewBox="0 0 180 133" svg:d="M23 111c-1 4-4 11-4 12 0 6 6 10 10 10 6 0 11-5 12-7 1-3 3-12 5-18s4-19 7-26c1-6 3-14 5-21 3-12 3-14 12-26 8-11 22-27 44-27 17 0 18 15 18 21 0 18-13 50-18 62-2 9-4 11-4 17 0 15 12 25 28 25 29 0 42-41 42-45s-4-4-5-4c-3 0-3 1-5 5-7 24-20 36-31 36-7 0-8-5-8-11s2-11 7-24c4-8 16-40 16-56 0-29-23-34-39-34-24 0-41 14-49 26-2-20-20-26-32-26s-20 10-23 16c-6 10-11 27-11 28 0 5 4 4 5 5 5 0 5-1 7-9 4-17 10-32 22-32 7 0 9 6 9 15 0 5-2 15-5 24-2 7-4 20-7 26-2 12-6 25-8 38z"><text:p/></draw:path><draw:path draw:style-name="gr18" draw:text-style-name="P8" svg:width="0.198cm" svg:height="0.013cm" svg:x="0.722cm" svg:y="0.116cm" svg:viewBox="0 0 199 14" svg:d="M187 14c5 0 12 0 12-7s-7-7-12-7c-59 0-117 0-176 0-4 0-11 0-11 7s6 7 11 7c59 0 117 0 176 0z"><text:p/></draw:path><draw:path draw:style-name="gr19" draw:text-style-name="P8" svg:width="0.107cm" svg:height="0.194cm" svg:x="0.985cm" svg:y="0.001cm" svg:viewBox="0 0 108 195" svg:d="M67 8c0-8-1-8-9-8-18 19-46 19-58 19 0 4 0 7 0 11 7 0 26 0 43-8 0 49 0 99 0 149 0 10 0 14-30 14-3 0-7 0-11 0 0 3 0 7 0 10 5 0 42-1 53-1 9 0 46 1 53 1 0-3 0-7 0-10-4 0-8 0-12 0-29 0-29-4-29-14 0-55 0-109 0-163z"><text:p/></draw:path></draw:g></draw:g></text:p>
          </table:table-cell>
          <table:table-cell table:style-name="Tableau1.A2" office:value-type="string">
            <text:p text:style-name="Table_20_Contents"><draw:g text:anchor-type="as-char" svg:y="-0.314cm" draw:z-index="20" draw:name="Forme23" draw:style-name="gr9"><svg:title>TexMaths</svg:title><svg:desc>12§display§u(ax+b)§svg§600§FALSE§</svg:desc><draw:g draw:style-name="gr2"><draw:path draw:style-name="gr10" draw:text-style-name="P6" svg:width="1.641cm" svg:height="0.375cm" svg:x="0.008cm" svg:y="0.022cm" svg:viewBox="0 0 1642 376" svg:d="M0 0c547 0 1094 0 1642 0 0 125 0 251 0 376-548 0-1095 0-1642 0 0-125 0-251 0-376z"><text:p/></draw:path><draw:path draw:style-name="gr12" draw:text-style-name="P8" svg:width="0.216cm" svg:height="0.189cm" svg:x="-0.001cm" svg:y="0.13cm" svg:viewBox="0 0 217 190" svg:d="M136 162c4 17 19 28 37 28 14 0 24-10 31-23 7-16 13-41 13-42 0-4-5-4-6-4-3 0-3 2-5 8-6 24-14 53-32 53-8 0-13-7-13-20 0-9 6-30 8-44 4-16 9-31 12-46 1-6 6-22 7-28 3-10 6-26 6-28 0-8-6-11-12-11-2 0-13 0-15 14-9 30-28 105-33 126 0 3-16 37-48 37-21 0-26-20-26-35 0-24 12-57 23-86 6-13 7-19 7-27 0-18-13-34-34-34-40 0-56 61-56 65s4 2 5 4c5 0 5-2 7-8 11-37 26-53 42-53 5 0 11 2 11 15 0 9-5 23-7 29-16 41-24 67-24 87 0 41 28 51 51 51 28 0 43-18 51-28z"><text:p/></draw:path><draw:path draw:style-name="gr12" draw:text-style-name="P8" svg:width="0.096cm" svg:height="0.419cm" svg:x="0.27cm" svg:y="0cm" svg:viewBox="0 0 97 420" svg:d="M97 415c0-2 0-2-7-9-53-53-66-132-66-196 0-73 16-146 68-199 5-5 5-5 5-7 0-3-1-4-3-4-5 0-42 29-68 82-21 47-26 93-26 128 0 32 5 83 28 130 25 52 61 80 66 80 2 0 3-2 3-5z"><text:p/></draw:path><draw:path draw:style-name="gr12" draw:text-style-name="P8" svg:width="0.191cm" svg:height="0.189cm" svg:x="0.409cm" svg:y="0.13cm" svg:viewBox="0 0 192 190" svg:d="M139 26c-7-15-19-26-38-26-49 0-101 61-101 123 0 39 23 67 55 67 9 0 30-1 55-31 4 18 18 31 39 31 14 0 24-10 31-23 7-16 12-41 12-42 0-4-4-4-5-4-3 0-5 2-6 8-7 27-14 53-31 53-12 0-13-11-13-20s1-13 6-31c3-18 5-23 8-38 5-21 11-40 16-59 2-12 2-12 2-15 0-7-5-11-12-11-9 0-15 10-18 18zM113 136c-3 7-3 8-9 15-19 23-36 31-48 31-21 0-27-25-27-40 0-22 14-73 24-93 13-25 31-41 49-41 26 0 32 35 32 38 0 2 0 4-1 7-7 28-13 55-20 83z"><text:p/></draw:path><draw:path draw:style-name="gr12" draw:text-style-name="P8" svg:width="0.209cm" svg:height="0.189cm" svg:x="0.626cm" svg:y="0.13cm" svg:viewBox="0 0 210 190" svg:d="M128 59c3-11 14-51 42-51 3 0 12 0 22 6-12 3-20 14-20 23 0 7 4 15 15 15 10 0 23-8 23-24 0-22-25-28-40-28-24 0-38 22-43 31-11-27-33-31-45-31-45 0-69 54-69 65 0 4 4 2 5 4 4 0 5-2 6-5 14-45 42-56 56-56 9 0 23 5 23 29 0 13-7 41-23 100-7 26-21 45-39 45-3 0-13 0-22-7 11-2 21-10 21-22 0-11-10-15-16-15-13 0-24 11-24 24 0 20 22 28 40 28 27 0 43-29 44-31 5 15 20 31 46 31 43 0 67-54 67-65 0-4-4-4-5-4-4 0-5 2-6 5-13 45-42 56-55 56-17 0-24-15-24-28 0-10 3-19 7-37 5-20 10-39 14-58z"><text:p/></draw:path><draw:path draw:style-name="gr12" draw:text-style-name="P8" svg:width="0.28cm" svg:height="0.279cm" svg:x="0.971cm" svg:y="0.07cm" svg:viewBox="0 0 281 280" svg:d="M149 149c39 0 78 0 117 0 6 0 15 0 15-8 0-9-9-9-15-9-39 0-78 0-117 0 0-39 0-78 0-118 0-6 0-14-9-14-8 0-8 8-8 14 0 40 0 79 0 118-40 0-78 0-118 0-6 0-14 0-14 9 0 8 8 8 14 8 40 0 78 0 118 0 0 39 0 78 0 117 0 6 0 14 8 14 9 0 9-8 9-14 0-39 0-78 0-117z"><text:p/></draw:path><draw:path draw:style-name="gr12" draw:text-style-name="P8" svg:width="0.155cm" svg:height="0.293cm" svg:x="1.388cm" svg:y="0.024cm" svg:viewBox="0 0 156 294" svg:d="M82 4c-3-2 0-4-6-4-10 0-40 2-52 4-2 0-7 1-7 8 0 5 3 5 9 5 21 0 22 3 22 7s-4 18-6 26c-12 46-23 92-35 138-5 21-7 26-7 40 0 41 23 66 54 66 49 0 102-62 102-121 0-38-23-67-56-67-20 0-38 12-50 25 11-43 21-85 32-127zM42 163c2-9 2-10 6-15 20-27 40-34 50-34 16 0 27 13 27 40 0 25-13 72-22 89-13 27-32 43-49 43-14 0-29-12-29-43 0-7 0-16 7-41 4-13 6-27 10-39z"><text:p/></draw:path><draw:path draw:style-name="gr12" draw:text-style-name="P8" svg:width="0.096cm" svg:height="0.419cm" svg:x="1.574cm" svg:y="0cm" svg:viewBox="0 0 97 420" svg:d="M97 210c0-32-5-84-27-131-26-51-62-79-66-79-3 0-4 1-4 4 0 2 0 2 7 10 42 41 66 109 66 196 0 71-15 145-68 199-5 4-5 4-5 6 0 3 1 5 4 5 4 0 42-29 67-82 21-47 26-94 26-128z"><text:p/></draw:path></draw:g></draw:g></text:p>
          </table:table-cell>
          <table:table-cell table:style-name="Tableau1.D2" office:value-type="string">
            <text:p text:style-name="Table_20_Contents"><draw:g text:anchor-type="as-char" svg:y="-0.339cm" draw:z-index="21" draw:name="Forme24" draw:style-name="gr9"><svg:title>TexMaths</svg:title><svg:desc>12§display§a \times u’(ax+b)§svg§600§FALSE§</svg:desc><draw:g draw:style-name="gr2"><draw:path draw:style-name="gr10" draw:text-style-name="P6" svg:width="2.498cm" svg:height="0.399cm" svg:x="0.004cm" svg:y="0.022cm" svg:viewBox="0 0 2499 400" svg:d="M0 0c833 0 1666 0 2499 0 0 133 0 267 0 400-833 0-1666 0-2499 0 0-133 0-267 0-400z"><text:p/></draw:path><draw:path draw:style-name="gr12" draw:text-style-name="P8" svg:width="0.192cm" svg:height="0.19cm" svg:x="-0.001cm" svg:y="0.152cm" svg:viewBox="0 0 193 191" svg:d="M140 28c-7-16-20-28-38-28-49 0-102 62-102 124 0 39 23 67 56 67 9 0 29-1 54-31 4 18 20 31 39 31 15 0 25-10 31-23 7-15 13-41 13-42 0-4-3-4-5-4-4 0-4 2-6 8-7 27-15 51-32 51-11 0-12-10-12-19 0-8 0-12 5-31 5-17 6-22 9-37 5-20 10-40 15-59 3-12 3-13 3-15 0-7-4-12-12-12-10 0-16 10-18 20zM113 136c-3 8-3 9-9 15-18 24-36 30-48 30-20 0-26-22-26-39 0-21 13-72 23-92 13-25 32-40 49-40 28 0 34 34 34 37 0 2-2 5-2 7-7 26-14 54-21 82z"><text:p/></draw:path><draw:path draw:style-name="gr12" draw:text-style-name="P8" svg:width="0.203cm" svg:height="0.202cm" svg:x="0.36cm" svg:y="0.131cm" svg:viewBox="0 0 204 203" svg:d="M102 90c-28-28-56-56-84-84-5-5-6-6-10-6-3 0-8 4-8 8 0 3 1 4 6 9 28 29 56 56 84 85-28 28-56 55-84 84-5 5-6 6-6 9 0 4 5 8 8 8 4 0 5-1 10-6 28-29 56-56 84-84 29 29 59 58 88 88 2 0 3 2 6 2 4 0 8-4 8-8 0-2 0-3-1-5-30-30-67-68-89-88 25-26 52-52 77-78 2-2 8-7 11-10 1-1 2-3 2-6 0-4-4-8-8-8s-5 1-10 6c-28 28-56 56-84 84z"><text:p/></draw:path><draw:path draw:style-name="gr12" draw:text-style-name="P8" svg:width="0.216cm" svg:height="0.19cm" svg:x="0.732cm" svg:y="0.152cm" svg:viewBox="0 0 217 191" svg:d="M136 163c4 17 19 28 37 28 14 0 24-10 31-23 7-15 13-41 13-42 0-4-5-4-6-4-3 0-3 2-5 8-6 24-14 51-32 51-8 0-13-4-13-19 0-8 5-29 8-43 4-16 9-31 12-46 1-6 6-23 7-29 3-9 6-25 6-28 0-8-6-11-12-11-2 0-13 0-16 14-8 31-27 105-32 128 0 1-16 34-48 34-21 0-26-18-26-33 0-24 12-58 23-87 6-13 7-18 7-26 0-19-13-35-35-35-39 0-55 61-55 65 0 5 4 3 5 5 5 0 5-2 7-9 11-36 26-51 42-51 5 0 11 0 11 13 0 11-5 23-7 29-16 42-24 68-24 89 0 39 28 50 51 50 28 0 43-19 51-28z"><text:p/></draw:path><draw:path draw:style-name="gr12" draw:text-style-name="P8" svg:width="0.072cm" svg:height="0.152cm" svg:x="0.976cm" svg:y="0cm" svg:viewBox="0 0 73 153" svg:d="M71 25c2-5 2-7 2-8 0-10-7-17-17-17s-14 10-16 14c-14 42-26 84-39 128 0 1-1 2-1 5s8 6 11 6c2 0 2 0 5-5 18-41 37-82 55-123z"><text:p/></draw:path><draw:path draw:style-name="gr12" draw:text-style-name="P8" svg:width="0.097cm" svg:height="0.419cm" svg:x="1.121cm" svg:y="0.023cm" svg:viewBox="0 0 98 420" svg:d="M98 416c0-2 0-2-7-9-53-53-66-133-66-196 0-74 16-147 67-200 6-5 6-5 6-6 0-4-2-5-4-5-4 0-42 29-68 82-20 47-26 93-26 129 0 32 5 82 28 130 26 52 62 79 66 79 2 0 4-1 4-4z"><text:p/></draw:path><draw:path draw:style-name="gr12" draw:text-style-name="P8" svg:width="0.192cm" svg:height="0.19cm" svg:x="1.259cm" svg:y="0.152cm" svg:viewBox="0 0 193 191" svg:d="M140 28c-7-16-19-28-38-28-49 0-102 62-102 124 0 39 23 67 56 67 9 0 29-1 56-31 2 18 18 31 37 31 15 0 25-10 31-23 7-15 13-41 13-42 0-4-3-4-5-4-4 0-4 2-6 8-7 27-14 51-32 51-11 0-12-10-12-19 0-8 0-12 5-31 5-17 6-22 9-37 5-20 11-40 16-59 2-12 2-13 2-15 0-7-4-12-12-12-10 0-16 10-18 20zM113 136c-1 8-1 9-9 15-18 24-36 30-46 30-22 0-28-22-28-39 0-21 13-72 23-92 13-25 32-40 49-40 28 0 34 34 34 37 0 2-2 5-2 7-7 26-14 54-21 82z"><text:p/></draw:path><draw:path draw:style-name="gr12" draw:text-style-name="P8" svg:width="0.209cm" svg:height="0.19cm" svg:x="1.478cm" svg:y="0.152cm" svg:viewBox="0 0 210 191" svg:d="M128 59c3-11 12-49 42-49 3 0 12 0 21 4-11 3-19 14-19 23 0 7 3 16 15 16 10 0 23-9 23-25 0-22-25-28-40-28-24 0-38 23-44 32-10-27-32-32-46-32-43 0-67 54-67 65 0 5 4 5 5 5 4 0 5-2 6-5 14-45 42-55 56-55 8 0 23 3 23 27 0 13-7 42-23 101-7 27-21 43-40 43-3 0-12 0-21-4 11-3 19-11 19-23s-8-15-15-15c-12 0-23 11-23 24 0 20 22 28 40 28 27 0 43-29 44-32 5 15 20 32 46 32 43 0 67-54 67-65 0-4-4-4-5-4-4 0-5 2-6 4-13 46-42 55-56 55-16 0-23-13-23-27 0-9 2-18 7-38 5-19 10-38 14-57z"><text:p/></draw:path><draw:path draw:style-name="gr12" draw:text-style-name="P8" svg:width="0.28cm" svg:height="0.278cm" svg:x="1.824cm" svg:y="0.092cm" svg:viewBox="0 0 281 279" svg:d="M149 149c39 0 78 0 118 0 6 0 14 0 14-8 0-10-8-10-14-10-40 0-79 0-118 0 0-40 0-78 0-118 0-6 0-13-9-13-8 0-8 7-8 13 0 40 0 78 0 118-40 0-78 0-118 0-6 0-14 0-14 10 0 8 8 8 14 8 40 0 78 0 118 0 0 38 0 78 0 116 0 6 0 14 8 14 9 0 9-8 9-14 0-38 0-78 0-116z"><text:p/></draw:path><draw:path draw:style-name="gr12" draw:text-style-name="P8" svg:width="0.155cm" svg:height="0.294cm" svg:x="2.241cm" svg:y="0.047cm" svg:viewBox="0 0 156 295" svg:d="M82 5c0-1 0-5-6-5-10 0-41 2-52 4-4 1-7 1-7 8 0 5 3 5 9 5 21 0 22 3 22 7s-5 18-6 26c-12 46-23 92-35 139-5 20-7 27-7 40 0 40 23 66 54 66 49 0 102-62 102-122 0-38-23-67-56-67-20 0-38 12-50 25 11-42 21-84 32-126zM42 163c2-9 2-9 6-14 20-28 40-34 50-34 16 0 27 12 27 40 0 25-13 72-22 88-13 28-32 43-49 43-14 0-29-11-29-42 0-9 0-16 7-42 4-13 6-27 10-39z"><text:p/></draw:path><draw:path draw:style-name="gr12" draw:text-style-name="P8" svg:width="0.096cm" svg:height="0.419cm" svg:x="2.427cm" svg:y="0.023cm" svg:viewBox="0 0 97 420" svg:d="M97 211c0-33-5-84-27-132-26-51-62-79-66-79-3 0-4 1-4 5 0 1 0 1 7 9 42 41 66 108 66 197 0 71-15 144-68 199-5 4-5 4-5 6 0 3 1 4 4 4 4 0 42-28 67-81 21-47 26-94 26-128z"><text:p/></draw:path></draw:g></draw:g></text:p>
          </table:table-cell>
        </table:table-row>
        <table:table-row table:style-name="Tableau1.8">
          <table:table-cell table:style-name="Tableau1.A2" office:value-type="string">
            <text:p text:style-name="Table_20_Contents"><draw:g text:anchor-type="as-char" svg:y="-0.564cm" draw:z-index="25" draw:name="Forme25" draw:style-name="gr9"><svg:title>TexMaths</svg:title><svg:desc>12§display§\frac{1}{x^{\color{Red}n}}§svg§600§FALSE§</svg:desc><draw:g draw:style-name="gr2"><draw:path draw:style-name="gr10" draw:text-style-name="P6" svg:width="0.425cm" svg:height="0.814cm" svg:x="0.02cm" svg:y="0.024cm" svg:viewBox="0 0 426 815" svg:d="M213 815c-72 0-142 0-213 0 0-271 0-544 0-815 141 0 284 0 426 0 0 271 0 544 0 815-71 0-142 0-213 0z"><text:p/></draw:path><draw:path draw:style-name="gr12" draw:text-style-name="P8" svg:width="0.137cm" svg:height="0.28cm" svg:x="0.167cm" svg:y="0cm" svg:viewBox="0 0 138 281" svg:d="M85 11c0-10 0-11-9-11-26 28-63 28-76 28 0 4 0 8 0 13 8 0 32 0 54-12 0 73 0 145 0 218 0 16-1 21-38 21-5 0-9 0-14 0 0 3 0 8 0 13 15-1 51-1 68-1 16 0 54 0 68 1 0-5 0-10 0-13-5 0-10 0-13 0-39 0-40-5-40-21 0-79 0-157 0-236z"><text:p/></draw:path><draw:path draw:style-name="gr12" draw:text-style-name="P8" svg:width="0.468cm" svg:height="0.016cm" svg:x="-0.001cm" svg:y="0.453cm" svg:viewBox="0 0 469 17" svg:d="M235 17c-79 0-157 0-235 0 0-6 0-11 0-17 156 0 313 0 469 0 0 6 0 11 0 17-78 0-156 0-234 0z"><text:p/></draw:path><draw:path draw:style-name="gr12" draw:text-style-name="P8" svg:width="0.209cm" svg:height="0.19cm" svg:x="0.011cm" svg:y="0.67cm" svg:viewBox="0 0 210 191" svg:d="M128 59c4-11 13-49 42-49 3 0 12 0 22 4-12 3-21 14-21 23 0 7 5 15 16 15 10 0 23-8 23-24 0-22-25-28-39-28-25 0-39 22-44 32-11-28-33-32-45-32-45 0-69 54-69 65 0 3 4 2 5 3 4 0 5 0 6-3 14-46 42-55 56-55 9 0 23 3 23 27 0 13-7 41-23 101-7 25-21 43-39 43-3 0-12 0-22-5 11-2 21-12 21-22 0-12-10-16-16-16-13 0-24 11-24 25 0 19 22 28 40 28 28 0 43-30 44-33 5 16 20 33 46 33 43 0 67-54 67-65 0-5-4-5-5-5-4 0-5 3-6 5-13 46-42 55-55 55-17 0-23-13-23-27 0-10 2-20 6-38 5-19 10-38 14-57z"><text:p/></draw:path><draw:path draw:style-name="gr13" draw:text-style-name="P7" svg:width="0.179cm" svg:height="0.132cm" svg:x="0.252cm" svg:y="0.602cm" svg:viewBox="0 0 180 133" svg:d="M23 112c-1 3-4 10-4 12 0 7 6 9 11 9s10-3 11-6 3-12 6-19c1-5 5-19 6-26 2-6 3-14 5-20 3-12 3-14 13-26 7-12 21-28 43-28 18 0 18 16 18 21 0 18-13 50-18 63-2 9-4 11-4 16 0 16 14 25 28 25 30 0 42-41 42-45s-4-4-5-4c-4 0-4 2-5 5-7 24-19 36-31 36-6 0-7-4-7-10 0-7 1-11 6-24 3-9 15-41 15-57 0-29-22-34-38-34-24 0-41 16-49 28-2-21-19-28-31-28-13 0-21 10-24 17-6 11-11 27-11 29 0 3 4 2 5 3 5 0 5-1 7-8 5-18 10-33 22-33 7 0 9 8 9 15 0 6-2 17-5 25-2 7-4 19-6 26-3 12-6 26-9 38z"><text:p/></draw:path></draw:g></draw:g></text:p>
          </table:table-cell>
          <table:table-cell table:style-name="Tableau1.A2" office:value-type="string">
            <text:p text:style-name="Table_20_Contents"><draw:g text:anchor-type="as-char" svg:y="-0.496cm" draw:z-index="26" draw:name="Forme26" draw:style-name="gr9"><svg:title>TexMaths</svg:title><svg:desc>12§display§\frac{-{\color{Red}n}}{x^{{\color{Red}n}+1}}§svg§600§FALSE§</svg:desc><draw:g draw:style-name="gr2"><draw:path draw:style-name="gr10" draw:text-style-name="P6" svg:width="0.85cm" svg:height="0.719cm" svg:x="0.022cm" svg:y="0.02cm" svg:viewBox="0 0 851 720" svg:d="M0 0c284 0 567 0 851 0 0 240 0 480 0 720-284 0-567 0-851 0 0-240 0-480 0-720z"><text:p/></draw:path><draw:path draw:style-name="gr12" draw:text-style-name="P8" svg:width="0.255cm" svg:height="0.016cm" svg:x="0.193cm" svg:y="0.071cm" svg:viewBox="0 0 256 17" svg:d="M242 17c7 0 14 0 14-9 0-8-7-8-14-8-77 0-152 0-228 0-7 0-14 0-14 8 0 9 7 9 14 9 76 0 151 0 228 0z"><text:p/></draw:path><draw:path draw:style-name="gr13" draw:text-style-name="P7" svg:width="0.227cm" svg:height="0.19cm" svg:x="0.496cm" svg:y="0cm" svg:viewBox="0 0 228 191" svg:d="M25 161c-2 7-5 17-5 18 0 8 6 12 14 12 4 0 12-4 15-12 0-1 5-21 7-31 4-14 6-26 10-38 2-9 5-19 7-28 1-8 5-20 5-21 7-13 29-51 69-51 18 0 23 15 23 28 0 27-21 81-27 99-4 9-5 14-5 19 0 20 15 35 35 35 39 0 55-61 55-65 0-5-4-5-5-5-5 0-5 1-6 9-8 28-23 51-43 51-7 0-11-3-11-13 0-11 5-22 8-30 8-23 26-68 26-92 0-29-18-46-48-46-39 0-59 26-66 37-3-24-19-37-39-37-19 0-27 17-32 24-6 14-12 40-12 41 0 5 4 5 5 5 5 0 5-2 7-11 7-29 16-49 31-49 9 0 13 4 13 19 0 8-2 13-7 35-8 32-15 64-24 97z"><text:p/></draw:path><draw:path draw:style-name="gr12" draw:text-style-name="P8" svg:width="0.893cm" svg:height="0.016cm" svg:x="0cm" svg:y="0.358cm" svg:viewBox="0 0 894 17" svg:d="M0 0c298 0 596 0 894 0 0 6 0 11 0 17-298 0-596 0-894 0 0-6 0-11 0-17z"><text:p/></draw:path><draw:path draw:style-name="gr12" draw:text-style-name="P8" svg:width="0.209cm" svg:height="0.19cm" svg:x="0.012cm" svg:y="0.572cm" svg:viewBox="0 0 210 191" svg:d="M128 59c3-11 12-49 42-49 3 0 12 0 22 4-12 3-21 14-21 23 0 7 5 16 16 16 10 0 23-9 23-25 0-22-25-28-40-28-24 0-38 23-44 32-10-27-33-32-44-32-45 0-69 54-69 65 0 5 4 3 5 5 4 0 5-2 6-5 14-45 42-55 56-55 9 0 23 3 23 27 0 13-7 42-23 101-7 26-21 43-39 43-4 0-13 0-22-5 11-2 19-10 19-22s-8-16-15-16c-12 0-23 12-23 25 0 19 22 28 40 28 27 0 43-30 44-33 5 16 20 33 45 33 44 0 68-54 68-65 0-5-4-5-5-5-4 0-5 3-6 5-13 46-42 55-55 55-17 0-24-13-24-27 0-10 2-18 7-38 5-19 9-38 14-57z"><text:p/></draw:path><draw:path draw:style-name="gr13" draw:text-style-name="P7" svg:width="0.179cm" svg:height="0.132cm" svg:x="0.254cm" svg:y="0.505cm" svg:viewBox="0 0 180 133" svg:d="M23 112c-1 3-3 8-4 12 0 7 6 9 10 9 6 0 11-3 12-6 1-2 3-12 5-18s4-19 7-27c1-6 3-12 5-20 3-12 3-14 12-26 8-12 22-28 44-28 17 0 18 16 18 22 0 17-13 50-18 62-3 9-4 11-4 16 0 16 12 25 28 25 29 0 42-41 42-44 0-5-4-5-5-5-4 0-4 2-5 6-7 23-20 35-31 35-7 0-8-4-8-10 0-7 2-11 7-24 3-9 15-41 15-57 0-28-22-34-38-34-24 0-41 16-49 28-2-21-20-28-32-28s-20 10-23 17c-6 11-11 27-11 29 0 3 4 2 5 3 5 0 5-1 7-8 4-18 10-33 22-33 7 0 9 8 9 15 0 6-2 17-5 25-2 7-4 19-7 26-2 12-6 26-8 38z"><text:p/></draw:path><draw:path draw:style-name="gr12" draw:text-style-name="P8" svg:width="0.216cm" svg:height="0.216cm" svg:x="0.467cm" svg:y="0.455cm" svg:viewBox="0 0 217 217" svg:d="M116 115c30 0 60 0 90 0 4 0 11 0 11-7s-7-7-11-7c-30 0-60 0-90 0 0-30 0-60 0-90 0-4 0-11-7-11s-7 6-7 11c0 30 0 60 0 90-30 0-61 0-91 0-4 0-11 0-11 7s7 7 11 7c30 0 61 0 91 0 0 30 0 60 0 91 0 4 0 11 7 11s7-7 7-11c0-31 0-61 0-91z"><text:p/></draw:path><draw:path draw:style-name="gr12" draw:text-style-name="P8" svg:width="0.107cm" svg:height="0.195cm" svg:x="0.737cm" svg:y="0.442cm" svg:viewBox="0 0 108 196" svg:d="M67 8c0-8-1-8-9-8-18 18-46 18-58 18 0 4 0 7 0 11 7 0 26 0 43-9 0 51 0 101 0 152 0 9 0 13-30 13-3 0-7 0-11 0 0 3 0 7 0 11 5 0 42-2 53-2 9 0 46 2 53 2 0-4 0-8 0-11-4 0-9 0-12 0-29 0-29-4-29-13 0-54 0-110 0-164z"><text:p/></draw:path></draw:g></draw:g></text:p>
          </table:table-cell>
          <table:table-cell table:style-name="Tableau1.A2" office:value-type="string">
            <text:p text:style-name="Table_20_Contents"><draw:g text:anchor-type="as-char" svg:y="-0.564cm" draw:z-index="22" draw:name="Forme27" draw:style-name="gr9"><svg:title>TexMaths</svg:title><svg:desc>12§display§\frac{1}{u}§svg§600§FALSE§</svg:desc><draw:g draw:style-name="gr2"><draw:path draw:style-name="gr10" draw:text-style-name="P6" svg:width="0.195cm" svg:height="0.814cm" svg:x="0.02cm" svg:y="0.024cm" svg:viewBox="0 0 196 815" svg:d="M99 815c-33 0-66 0-99 0 0-271 0-544 0-815 66 0 131 0 196 0 0 271 0 544 0 815-32 0-65 0-97 0z"><text:p/></draw:path><draw:path draw:style-name="gr12" draw:text-style-name="P8" svg:width="0.136cm" svg:height="0.28cm" svg:x="0.051cm" svg:y="0cm" svg:viewBox="0 0 137 281" svg:d="M86 11c0-10 0-11-10-11-26 28-63 28-76 28 0 4 0 8 0 13 8 0 33 0 55-12 0 73 0 145 0 218 0 16-1 21-39 21-5 0-9 0-14 0 0 3 0 8 0 13 15-1 52-1 68-1 17 0 53 0 67 1 0-5 0-10 0-13-3 0-8 0-12 0-38 0-39-5-39-21 0-79 0-157 0-236z"><text:p/></draw:path><draw:path draw:style-name="gr12" draw:text-style-name="P8" svg:width="0.238cm" svg:height="0.016cm" svg:x="-0.001cm" svg:y="0.453cm" svg:viewBox="0 0 239 17" svg:d="M121 17c-41 0-80 0-121 0 0-6 0-11 0-17 80 0 159 0 239 0 0 6 0 11 0 17-39 0-79 0-118 0z"><text:p/></draw:path><draw:path draw:style-name="gr12" draw:text-style-name="P8" svg:width="0.213cm" svg:height="0.19cm" svg:x="0.011cm" svg:y="0.67cm" svg:viewBox="0 0 214 191" svg:d="M135 162c4 18 18 29 36 29 14 0 24-10 31-24 7-15 8-28 12-41 0-5-4-5-5-5-4 0-5 3-6 9-6 22-13 51-31 51-8 0-13-5-13-19 0-10 5-29 8-44 5-15 9-30 12-45 1-7 6-23 7-29 3-9 6-26 6-28 0-8-6-11-12-11-2 0-13 0-16 14-7 31-27 105-30 127 0 2-17 35-48 35-21 0-26-19-26-35 0-22 12-56 22-85 6-13 8-19 8-26 0-19-14-35-34-35-40 0-56 61-56 65 0 3 5 3 6 3 4 0 4 0 6-7 11-36 26-51 43-51 4 0 10 0 10 13 0 11-5 23-8 29-15 42-24 67-24 88 0 40 29 51 52 51 27 0 43-19 50-29z"><text:p/></draw:path></draw:g></draw:g></text:p>
          </table:table-cell>
          <table:table-cell table:style-name="Tableau1.D2" office:value-type="string">
            <text:p text:style-name="Table_20_Contents"><draw:g text:anchor-type="as-char" svg:y="-0.605cm" draw:z-index="23" draw:name="Forme28" draw:style-name="gr9"><svg:title>TexMaths</svg:title><svg:desc>12§display§\frac{-u’}{u^2}§svg§600§FALSE§</svg:desc><draw:g draw:style-name="gr2"><draw:path draw:style-name="gr10" draw:text-style-name="P6" svg:width="0.641cm" svg:height="0.85cm" svg:x="0.022cm" svg:y="0.022cm" svg:viewBox="0 0 642 851" svg:d="M0 0c214 0 429 0 642 0 0 284 0 567 0 851-213 0-428 0-642 0 0-284 0-567 0-851z"><text:p/></draw:path><draw:path draw:style-name="gr12" draw:text-style-name="P8" svg:width="0.256cm" svg:height="0.016cm" svg:x="0.035cm" svg:y="0.204cm" svg:viewBox="0 0 257 17" svg:d="M243 17c7 0 14 0 14-9 0-8-7-8-14-8-77 0-153 0-229 0-7 0-14 0-14 8 0 9 7 9 14 9 76 0 152 0 229 0z"><text:p/></draw:path><draw:path draw:style-name="gr12" draw:text-style-name="P8" svg:width="0.215cm" svg:height="0.19cm" svg:x="0.34cm" svg:y="0.132cm" svg:viewBox="0 0 216 191" svg:d="M136 162c3 18 19 29 37 29 14 0 24-10 31-24 7-15 7-28 12-41 0-5-3-5-5-5-3 0-4 1-6 7-6 24-13 53-31 53-10 0-13-6-13-19 0-10 5-29 8-45 4-15 7-30 12-45 1-6 5-22 7-29 3-9 6-25 6-27 0-8-6-12-12-12-2 0-13 1-16 15-8 30-27 104-32 126 0 2-18 36-48 36-21 0-26-19-26-35 0-24 12-56 23-85 5-13 7-19 7-27 0-18-13-34-35-34-39 0-55 61-55 65 0 3 4 3 5 3 5 0 5-1 7-7 11-37 26-53 42-53 4 0 11 2 11 15 0 9-5 23-7 29-16 41-24 67-24 88 0 40 28 51 51 51 28 0 43-20 51-29z"><text:p/></draw:path><draw:path draw:style-name="gr12" draw:text-style-name="P8" svg:width="0.073cm" svg:height="0.151cm" svg:x="0.581cm" svg:y="0cm" svg:viewBox="0 0 74 152" svg:d="M72 25c2-5 2-7 2-8 0-10-8-17-16-17-12 0-16 10-17 14-13 42-25 85-39 127-1 0-1 4-2 5 0 4 10 6 12 6s2 0 5-5c18-40 37-81 55-122z"><text:p/></draw:path><draw:path draw:style-name="gr12" draw:text-style-name="P8" svg:width="0.685cm" svg:height="0.016cm" svg:x="0cm" svg:y="0.488cm" svg:viewBox="0 0 686 17" svg:d="M0 0c228 0 457 0 686 0 0 6 0 11 0 17-229 0-458 0-686 0 0-6 0-11 0-17z"><text:p/></draw:path><draw:path draw:style-name="gr12" draw:text-style-name="P8" svg:width="0.215cm" svg:height="0.19cm" svg:x="0.14cm" svg:y="0.704cm" svg:viewBox="0 0 216 191" svg:d="M136 162c4 18 19 29 37 29 14 0 24-10 31-23 7-16 12-41 12-42 0-5-3-5-5-5-3 0-4 2-6 8-6 23-13 52-31 52-8 0-13-5-13-19 0-10 5-29 8-43 4-16 7-30 12-46 1-7 5-23 7-29 3-9 7-26 7-28 0-8-7-11-13-11-2 0-13 0-16 14-8 31-27 104-32 127 0 1-16 35-48 35-21 0-26-19-26-35 0-23 12-56 23-85 5-13 7-19 7-26 0-19-13-35-35-35-39 0-55 61-55 65 0 5 4 3 5 5 5 0 5-2 7-9 11-36 26-51 42-51 5 0 11 0 11 13 0 11-5 23-7 29-16 41-24 68-24 88 0 40 28 51 51 51 28 0 43-20 51-29z"><text:p/></draw:path><draw:path draw:style-name="gr12" draw:text-style-name="P8" svg:width="0.13cm" svg:height="0.194cm" svg:x="0.387cm" svg:y="0.573cm" svg:viewBox="0 0 131 195" svg:d="M131 141c-4 0-7 0-11 0 0 6-4 24-7 27-3 2-25 2-29 2-18 0-37 0-55 0 31-27 42-36 60-49 21-18 42-36 42-65 0-34-31-56-70-56-36 0-61 25-61 53 0 14 13 15 16 15 7 0 15-4 15-15 0-5-2-16-17-16 9-20 29-27 44-27 28 0 44 24 44 46 0 27-18 47-28 58-24 23-46 45-70 69-4 3-4 4-4 12 41 0 80 0 121 0 3-18 6-36 10-54z"><text:p/></draw:path></draw:g></draw:g></text:p>
          </table:table-cell>
        </table:table-row>
        <table:table-row>
          <table:table-cell table:style-name="Tableau1.A2" office:value-type="string">
            <text:p text:style-name="Table_20_Contents"><draw:g text:anchor-type="as-char" svg:y="-0.564cm" draw:z-index="5" draw:name="Forme29" draw:style-name="gr9"><svg:title>TexMaths</svg:title><svg:desc>12§display§\frac{1}{x}§svg§600§FALSE§</svg:desc><draw:g draw:style-name="gr2"><draw:path draw:style-name="gr10" draw:text-style-name="P6" svg:width="0.195cm" svg:height="0.814cm" svg:x="0.021cm" svg:y="0.024cm" svg:viewBox="0 0 196 815" svg:d="M99 815c-34 0-66 0-99 0 0-271 0-544 0-815 65 0 131 0 196 0 0 271 0 544 0 815-32 0-65 0-97 0z"><text:p/></draw:path><draw:path draw:style-name="gr12" draw:text-style-name="P8" svg:width="0.136cm" svg:height="0.28cm" svg:x="0.052cm" svg:y="0cm" svg:viewBox="0 0 137 281" svg:d="M86 11c0-10 0-11-10-11-25 28-63 28-76 28 0 4 0 8 0 13 8 0 33 0 55-12 0 73 0 145 0 218 0 16-2 21-39 21-5 0-9 0-14 0 0 3 0 8 0 13 15-1 51-1 68-1s54 0 67 1c0-5 0-10 0-13-3 0-8 0-12 0-38 0-39-5-39-21 0-79 0-157 0-236z"><text:p/></draw:path><draw:path draw:style-name="gr12" draw:text-style-name="P8" svg:width="0.239cm" svg:height="0.016cm" svg:x="-0.001cm" svg:y="0.453cm" svg:viewBox="0 0 240 17" svg:d="M121 17c-41 0-81 0-121 0 0-6 0-11 0-17 80 0 160 0 240 0 0 6 0 11 0 17-40 0-80 0-119 0z"><text:p/></draw:path><draw:path draw:style-name="gr12" draw:text-style-name="P8" svg:width="0.208cm" svg:height="0.19cm" svg:x="0.011cm" svg:y="0.67cm" svg:viewBox="0 0 209 191" svg:d="M129 59c2-11 11-49 40-49 2 0 13 0 21 4-12 3-20 14-20 23 0 7 5 15 16 15 9 0 23-8 23-24 0-22-25-28-39-28-24 0-39 22-43 32-11-28-33-32-46-32-44 0-68 54-68 65 0 3 4 2 5 3 4 0 5 0 6-3 15-46 42-55 57-55 7 0 23 3 23 27 0 13-8 41-23 101-7 25-22 43-41 43-3 0-12 0-21-5 11-2 20-12 20-22 0-12-9-16-15-16-13 0-24 11-24 25 0 19 22 28 40 28 27 0 43-30 44-33 5 16 21 33 46 33 42 0 65-54 65-65 0-5-3-5-5-5-3 0-4 3-4 5-15 46-44 55-56 55-15 0-23-13-23-27 0-10 3-20 8-38 4-19 9-38 14-57z"><text:p/></draw:path></draw:g></draw:g></text:p>
          </table:table-cell>
          <table:table-cell table:style-name="Tableau1.A2" office:value-type="string">
            <text:p text:style-name="Table_20_Contents"><draw:g text:anchor-type="as-char" svg:y="-0.564cm" draw:z-index="11" draw:name="Forme30" draw:style-name="gr9"><svg:title>TexMaths</svg:title><svg:desc>12§display§\frac{-1}{x^2}§svg§600§FALSE§</svg:desc><draw:g draw:style-name="gr2"><draw:path draw:style-name="gr10" draw:text-style-name="P6" svg:width="0.494cm" svg:height="0.814cm" svg:x="0.02cm" svg:y="0.024cm" svg:viewBox="0 0 495 815" svg:d="M249 815c-83 0-166 0-249 0 0-271 0-544 0-815 165 0 330 0 495 0 0 271 0 544 0 815-82 0-165 0-246 0z"><text:p/></draw:path><draw:path draw:style-name="gr12" draw:text-style-name="P8" svg:width="0.257cm" svg:height="0.016cm" svg:x="0.034cm" svg:y="0.169cm" svg:viewBox="0 0 258 17" svg:d="M244 17c7 0 14 0 14-9 0-8-7-8-14-8-77 0-153 0-228 0-8 0-16 0-16 8 0 9 8 9 16 9 75 0 151 0 228 0z"><text:p/></draw:path><draw:path draw:style-name="gr12" draw:text-style-name="P8" svg:width="0.137cm" svg:height="0.28cm" svg:x="0.364cm" svg:y="0cm" svg:viewBox="0 0 138 281" svg:d="M85 11c0-10 0-11-9-11-26 28-63 28-76 28 0 4 0 8 0 13 8 0 32 0 54-12 0 73 0 145 0 218 0 16-1 21-38 21-5 0-9 0-14 0 0 3 0 8 0 13 15-1 50-1 68-1 16 0 54 0 68 1 0-5 0-10 0-13-5 0-10 0-13 0-37 0-40-5-40-21 0-79 0-157 0-236z"><text:p/></draw:path><draw:path draw:style-name="gr12" draw:text-style-name="P8" svg:width="0.537cm" svg:height="0.016cm" svg:x="-0.001cm" svg:y="0.453cm" svg:viewBox="0 0 538 17" svg:d="M270 17c-90 0-180 0-270 0 0-6 0-11 0-17 179 0 359 0 538 0 0 6 0 11 0 17-89 0-179 0-268 0z"><text:p/></draw:path><draw:path draw:style-name="gr12" draw:text-style-name="P8" svg:width="0.208cm" svg:height="0.19cm" svg:x="0.066cm" svg:y="0.67cm" svg:viewBox="0 0 209 191" svg:d="M128 59c3-11 12-49 41-49 3 0 14 0 22 4-12 3-20 14-20 23 0 7 4 15 15 15 10 0 23-8 23-24 0-22-24-28-38-28-26 0-40 22-45 32-11-28-34-32-46-32-43 0-67 54-67 65 0 3 4 3 5 3 4 0 5 0 5-3 14-46 42-55 56-55 9 0 23 3 23 27 0 13-7 41-23 101-6 25-21 43-39 43-3 0-12 0-22-5 11-2 20-12 20-22 0-12-9-16-15-16-13 0-23 11-23 25 0 19 20 28 40 28 27 0 42-30 43-33 6 16 20 33 45 33 45 0 69-54 69-65 0-5-5-5-6-5-4 0-5 3-5 5-14 46-43 55-56 55-17 0-23-13-23-27 0-10 2-20 7-38 5-19 10-38 14-57z"><text:p/></draw:path><draw:path draw:style-name="gr12" draw:text-style-name="P8" svg:width="0.129cm" svg:height="0.196cm" svg:x="0.312cm" svg:y="0.536cm" svg:viewBox="0 0 130 197" svg:d="M130 143c-4 0-8 0-10 0-1 6-4 24-8 26-3 3-24 3-29 3-18 0-36 0-54 0 31-28 41-36 59-51 21-17 42-35 42-63 0-35-32-58-69-58s-61 26-61 53c0 15 12 17 16 17 6 0 15-5 15-16 0-5-2-16-18-16 10-20 29-27 43-27 30 0 45 23 45 47 0 26-18 46-28 57-24 23-47 46-71 70-2 2-2 3-2 12 41 0 80 0 121 0 3-18 5-36 9-54z"><text:p/></draw:path></draw:g></draw:g></text:p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Standard"/>
          </table:table-cell>
        </table:table-row>
        <table:table-row table:style-name="Tableau1.10">
          <table:table-cell table:style-name="Tableau1.A2" office:value-type="string">
            <text:p text:style-name="P5"><draw:g text:anchor-type="as-char" svg:y="-0.342cm" draw:z-index="30" draw:name="Forme31" draw:style-name="gr9"><svg:title>TexMaths</svg:title><svg:desc>12§display§{\color{Green}\sqrt{x}§svg§600§FALSE§</svg:desc><draw:g draw:style-name="gr2"><draw:path draw:style-name="gr10" draw:text-style-name="P6" svg:width="0.547cm" svg:height="0.376cm" svg:x="-0.001cm" svg:y="0.02cm" svg:viewBox="0 0 548 377" svg:d="M274 377c-91 0-183 0-274 0 0-126 0-251 0-377 183 0 365 0 548 0 0 126 0 251 0 377-91 0-183 0-274 0z"><text:p/></draw:path><draw:path draw:style-name="gr11" draw:text-style-name="P9" svg:width="0.326cm" svg:height="0.42cm" svg:x="0.008cm" svg:y="-0.001cm" svg:viewBox="0 0 327 421" svg:d="M133 376c-25-54-49-108-74-162-4-7-5-7-6-7s-3 0-7 3c-14 10-28 20-41 29-5 5-5 6-5 7 0 2 1 5 4 5 2 0 9-6 14-9 2-3 10-8 13-11 28 61 57 122 84 182 3 8 5 8 9 8 6 0 7-3 11-9 63-132 127-263 189-395 3-6 3-7 3-9 0-3-4-8-9-8-3 0-6 2-8 10-59 122-118 244-177 366z"><text:p/></draw:path><draw:path draw:style-name="gr11" draw:text-style-name="P9" svg:width="0.24cm" svg:height="0.016cm" svg:x="0.327cm" svg:y="-0.001cm" svg:viewBox="0 0 241 17" svg:d="M121 17c-41 0-80 0-121 0 0-6 0-11 0-17 80 0 161 0 241 0 0 6 0 11 0 17-40 0-80 0-120 0z"><text:p/></draw:path><draw:path draw:style-name="gr11" draw:text-style-name="P9" svg:width="0.208cm" svg:height="0.19cm" svg:x="0.34cm" svg:y="0.154cm" svg:viewBox="0 0 209 191" svg:d="M129 59c2-11 12-49 40-49 3 0 12 0 22 4-12 3-20 14-20 23 0 7 4 15 15 15 10 0 23-8 23-24 0-22-24-28-38-28-26 0-40 22-45 32-11-28-33-32-46-32-44 0-68 54-68 65 0 4 5 4 6 4 2 0 5 0 5-4 14-46 42-55 56-55 9 0 23 3 23 27 0 13-7 41-23 101-6 25-21 44-39 44-3 0-12 0-22-7 11-1 20-10 20-21 0-12-9-16-15-16-13 0-23 11-23 25 0 20 20 28 40 28 27 0 42-30 43-32 6 15 20 32 46 32 43 0 67-55 67-65 0-5-4-5-5-5-4 0-5 3-5 5-14 46-43 56-56 56-17 0-23-14-23-28 0-10 2-19 7-37 5-20 10-39 15-58z"><text:p/></draw:path></draw:g></draw:g></text:p>
          </table:table-cell>
          <table:table-cell table:style-name="Tableau1.A2" office:value-type="string">
            <text:p text:style-name="Table_20_Contents"><draw:g text:anchor-type="as-char" svg:y="-0.561cm" draw:z-index="28" draw:name="Forme32" draw:style-name="gr9"><svg:title>TexMaths</svg:title><svg:desc>12§display§\frac{1}{2 {\color{Green}\sqrt{x}}§svg§600§FALSE§</svg:desc><draw:g draw:style-name="gr2"><draw:path draw:style-name="gr10" draw:text-style-name="P6" svg:width="0.757cm" svg:height="0.912cm" svg:x="0.022cm" svg:y="0.022cm" svg:viewBox="0 0 758 913" svg:d="M0 0c252 0 506 0 758 0 0 305 0 608 0 913-252 0-506 0-758 0 0-305 0-608 0-913z"><text:p/></draw:path><draw:path draw:style-name="gr12" draw:text-style-name="P8" svg:width="0.137cm" svg:height="0.28cm" svg:x="0.334cm" svg:y="0cm" svg:viewBox="0 0 138 281" svg:d="M85 11c0-10 0-11-9-11-26 26-63 26-76 26 0 5 0 9 0 14 8 0 32 0 54-11 0 73 0 145 0 218 0 16-1 20-38 20-5 0-9 0-14 0 0 4 0 9 0 14 15-2 51-2 68-2 16 0 54 0 68 2 0-5 0-10 0-14-5 0-8 0-13 0-39 0-40-4-40-20 0-79 0-157 0-236z"><text:p/></draw:path><draw:path draw:style-name="gr12" draw:text-style-name="P8" svg:width="0.8cm" svg:height="0.016cm" svg:x="0cm" svg:y="0.452cm" svg:viewBox="0 0 801 17" svg:d="M0 0c267 0 534 0 801 0 0 6 0 11 0 17-267 0-534 0-801 0 0-6 0-11 0-17z"><text:p/></draw:path><draw:path draw:style-name="gr12" draw:text-style-name="P8" svg:width="0.166cm" svg:height="0.28cm" svg:x="0.022cm" svg:y="0.574cm" svg:viewBox="0 0 167 281" svg:d="M32 248c15-14 30-29 45-43 65-59 90-81 90-123 0-48-37-82-89-82-48 0-78 38-78 77 0 23 20 23 22 23 7 0 21-5 21-22 0-12-7-23-21-23-4 0-5 0-6 1 9-27 32-43 57-43 37 0 57 34 57 69 0 33-22 67-45 93-27 30-54 60-81 90-4 5-4 5-4 16 52 0 104 0 156 0 4-26 7-50 11-74-4 0-7 0-10 0-2 12-6 32-9 38-3 3-31 3-40 3-25 0-50 0-76 0z"><text:p/></draw:path><draw:path draw:style-name="gr11" draw:text-style-name="P9" svg:width="0.327cm" svg:height="0.42cm" svg:x="0.241cm" svg:y="0.533cm" svg:viewBox="0 0 328 421" svg:d="M133 377c-25-56-49-110-74-164-3-7-5-7-6-7s-3 0-7 4c-14 9-28 19-41 30-5 5-5 6-5 7s1 4 4 4 10-5 14-9c2-2 10-7 14-11 28 60 56 122 83 183 3 7 5 7 9 7 6 0 7-3 11-9 63-131 127-263 190-395 3-6 3-7 3-9 0-4-3-8-9-8-2 0-6 2-9 8-59 123-118 245-177 369z"><text:p/></draw:path><draw:path draw:style-name="gr11" draw:text-style-name="P9" svg:width="0.239cm" svg:height="0.016cm" svg:x="0.561cm" svg:y="0.533cm" svg:viewBox="0 0 240 17" svg:d="M0 0c80 0 160 0 240 0 0 6 0 11 0 17-80 0-160 0-240 0 0-6 0-11 0-17z"><text:p/></draw:path><draw:path draw:style-name="gr11" draw:text-style-name="P9" svg:width="0.208cm" svg:height="0.19cm" svg:x="0.573cm" svg:y="0.669cm" svg:viewBox="0 0 209 191" svg:d="M129 59c2-11 12-51 40-51 3 0 14 0 22 6-12 3-20 12-20 23 0 6 4 15 15 15 10 0 23-8 23-24 0-22-24-28-38-28-26 0-40 22-45 31-11-27-34-31-46-31-43 0-67 54-67 65 0 3 4 3 5 3 4 0 5-1 5-4 14-45 42-56 56-56 9 0 23 4 23 29 0 13-7 41-23 100-6 26-21 44-39 44-3 0-12 0-21-6 10-1 19-11 19-23 0-11-9-14-15-14-12 0-23 11-23 25 0 19 20 28 40 28 27 0 42-30 44-33 5 16 19 33 45 33 44 0 68-56 68-65 0-5-5-5-6-5-4 0-5 1-5 5-14 45-43 55-56 55-17 0-23-13-23-28 0-9 2-19 7-37 5-19 10-38 15-57z"><text:p/></draw:path></draw:g></draw:g></text:p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Standard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14.8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9T14:08:39.215491168</meta:creation-date>
    <dc:date>2022-10-20T12:15:36.996203594</dc:date>
    <meta:editing-duration>PT1H39M12S</meta:editing-duration>
    <meta:editing-cycles>4</meta:editing-cycles>
    <meta:generator>LibreOffice/7.4.2.3$Linux_X86_64 LibreOffice_project/40$Build-3</meta:generator>
    <meta:document-statistic meta:table-count="1" meta:image-count="0" meta:object-count="0" meta:page-count="1" meta:paragraph-count="34" meta:word-count="8" meta:character-count="57" meta:non-whitespace-character-count="51"/>
  </office:meta>
</office:document-meta>
</file>